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3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fo:padding="0.071cm"/>
    </style:style>
    <style:style style:name="ce53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 style:vertical-align="top"/>
    </style:style>
    <style:style style:name="ce55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0"/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2, C3, C56, C63, C76, C83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3" office:value-type="float" office:value="0.0783">
            <text:p>0.0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311-4491-1-ND</text:p>
          </table:table-cell>
          <table:table-cell table:style-name="ce69" office:value-type="float" office:value="0.15">
            <text:p>0.15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1206KRX7RABB103</text:p>
          </table:table-cell>
          <table:table-cell table:style-name="ce69" office:value-type="float" office:value="0.129">
            <text:p>0.1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69" office:value-type="float" office:value="0.128">
            <text:p>0.128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3" office:value-type="float" office:value="0.01899">
            <text:p>0.01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7">
            <text:p>7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3]" office:value-type="float" office:value="7">
            <text:p>7</text:p>
          </table:table-cell>
          <table:table-cell table:style-name="ce131" table:formula="of:=[.Z3]*[.AA3]" office:value-type="float" office:value="0.13293">
            <text:p>0.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4" office:value-type="float" office:value="0.0539">
            <text:p>0.05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89-1-ND </text:p>
          </table:table-cell>
          <table:table-cell table:style-name="ce70" office:value-type="float" office:value="0.049">
            <text:p>0.04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331J5G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6-3198</text:p>
          </table:table-cell>
          <table:table-cell table:style-name="ce86" office:value-type="string">
            <text:p>0805N331J500CT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200">
            <text:p>200</text:p>
          </table:table-cell>
          <table:table-cell table:style-name="ce95" office:value-type="string">
            <text:p>CL21C331JBANNNC</text:p>
          </table:table-cell>
          <table:table-cell table:style-name="ce44" office:value-type="float" office:value="0.02921">
            <text:p>0.02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4]&lt;&gt;&quot;&quot;;&quot;&quot;;[.B4])" office:value-type="float" office:value="1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921">
            <text:p>0.029 €</text:p>
          </table:table-cell>
          <table:table-cell table:style-name="ce114" table:formula="of:=[.B4]" office:value-type="float" office:value="1">
            <text:p>1</text:p>
          </table:table-cell>
          <table:table-cell table:style-name="ce131" table:formula="of:=[.Z4]*[.AA4]" office:value-type="float" office:value="0.02921">
            <text:p>0.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, 10V</text:p>
          </table:table-cell>
          <table:table-cell table:style-name="ce13" office:value-type="string">
            <text:p>C12, C55, C75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3" office:value-type="float" office:value="0.616">
            <text:p>0.616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1287-1-ND </text:p>
          </table:table-cell>
          <table:table-cell table:style-name="ce69" office:value-type="float" office:value="0.265">
            <text:p>0.26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963-LMK316ABJ226ML-T</text:p>
          </table:table-cell>
          <table:table-cell table:style-name="ce69" office:value-type="float" office:value="0.155">
            <text:p>0.155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69" office:value-type="float" office:value="0.095">
            <text:p>0.095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3" office:value-type="float" office:value="0.0832">
            <text:p>0.08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]&lt;&gt;&quot;&quot;;&quot;&quot;;[.B5])" office:value-type="float" office:value="3">
            <text:p>3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832">
            <text:p>0.083 €</text:p>
          </table:table-cell>
          <table:table-cell table:style-name="ce114" table:formula="of:=[.B5]" office:value-type="float" office:value="3">
            <text:p>3</text:p>
          </table:table-cell>
          <table:table-cell table:style-name="ce131" table:formula="of:=[.Z5]*[.AA5]" office:value-type="float" office:value="0.2496">
            <text:p>0.2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5, C19, C23, C34, C35, C66, C86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4" office:value-type="float" office:value="0.0651">
            <text:p>0.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86" office:value-type="string">
            <text:p>08055C103KAT2A</text:p>
          </table:table-cell>
          <table:table-cell table:style-name="ce70" office:value-type="float" office:value="0.026">
            <text:p>0.02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C0805KRX7R9103</text:p>
          </table:table-cell>
          <table:table-cell table:style-name="ce44" office:value-type="float" office:value="0.0269">
            <text:p>0.027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7">
            <text:p>7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0" table:formula="of:=IF([.B6]&lt;&gt;&quot;&quot;;MIN([.H6];[.K6];[.N6];[.R6];[.U6]);&quot;&quot;)" office:value-type="currency" office:currency="EUR" office:value="0.017">
            <text:p>0.017 €</text:p>
          </table:table-cell>
          <table:table-cell table:style-name="ce114" table:formula="of:=[.B6]" office:value-type="float" office:value="7">
            <text:p>7</text:p>
          </table:table-cell>
          <table:table-cell table:style-name="ce131" table:formula="of:=[.Z6]*[.AA6]" office:value-type="float" office:value="0.119">
            <text:p>0.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33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16</text:p>
          </table:table-cell>
          <table:table-cell table:style-name="ce13" office:value-type="string">
            <text:p>1759197</text:p>
          </table:table-cell>
          <table:table-cell table:style-name="ce13" office:value-type="string">
            <text:p>MC0805N330J500CT </text:p>
          </table:table-cell>
          <table:table-cell table:style-name="ce43" office:value-type="float" office:value="0.0419">
            <text:p>0.04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1276-1105-1-ND</text:p>
          </table:table-cell>
          <table:table-cell table:style-name="ce69" office:value-type="float" office:value="0.048">
            <text:p>0.048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C0805C330K5GACTU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64-4264</text:p>
          </table:table-cell>
          <table:table-cell table:style-name="ce13" office:value-type="string">
            <text:p>C0805C330J5GACTU</text:p>
          </table:table-cell>
          <table:table-cell table:style-name="ce69" office:value-type="float" office:value="0.069">
            <text:p>0.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21C330JBANNNC</text:p>
          </table:table-cell>
          <table:table-cell table:style-name="ce43" office:value-type="float" office:value="0.0151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151">
            <text:p>0.015 €</text:p>
          </table:table-cell>
          <table:table-cell table:style-name="ce114" table:formula="of:=[.B7]" office:value-type="float" office:value="1">
            <text:p>1</text:p>
          </table:table-cell>
          <table:table-cell table:style-name="ce131" table:formula="of:=[.Z7]*[.AA7]" office:value-type="float" office:value="0.0151">
            <text:p>0.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32, C33</text:p>
            <text:p/>
          </table:table-cell>
          <table:table-cell table:style-name="ce14" office:value-type="string">
            <text:p>2627469</text:p>
          </table:table-cell>
          <table:table-cell table:style-name="ce23" office:value-type="string">
            <text:p>MC0603N4R7C500CT</text:p>
          </table:table-cell>
          <table:table-cell table:style-name="ce44" office:value-type="float" office:value="0.329">
            <text:p>0.32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740-1-ND</text:p>
          </table:table-cell>
          <table:table-cell table:style-name="ce70" office:value-type="float" office:value="0.054">
            <text:p>0.0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6049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98-9315</text:p>
          </table:table-cell>
          <table:table-cell table:style-name="ce86" office:value-type="string">
            <text:p>C0603C479C5GACTU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10C4R7CB8NNNC</text:p>
          </table:table-cell>
          <table:table-cell table:style-name="ce44" office:value-type="float" office:value="0.024">
            <text:p>0.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2">
            <text:p>2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0" table:formula="of:=IF([.B8]&lt;&gt;&quot;&quot;;MIN([.H8];[.K8];[.N8];[.R8];[.U8]);&quot;&quot;)" office:value-type="currency" office:currency="EUR" office:value="0.024">
            <text:p>0.024 €</text:p>
          </table:table-cell>
          <table:table-cell table:style-name="ce114" table:formula="of:=[.B8]" office:value-type="float" office:value="2">
            <text:p>2</text:p>
          </table:table-cell>
          <table:table-cell table:style-name="ce131" table:formula="of:=[.Z8]*[.AA8]" office:value-type="float" office:value="0.048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6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3" office:value-type="float" office:value="0.0437">
            <text:p>0.04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7858-1-ND </text:p>
          </table:table-cell>
          <table:table-cell table:style-name="ce69" office:value-type="float" office:value="0.055">
            <text:p>0.05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007040 </text:p>
          </table:table-cell>
          <table:table-cell table:style-name="ce69" office:value-type="float" office:value="0.052">
            <text:p>0.05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69" office:value-type="float" office:value="0.031">
            <text:p>0.031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3" office:value-type="float" office:value="0.0256">
            <text:p>0.026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1">
            <text:p>1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0256">
            <text:p>0.026 €</text:p>
          </table:table-cell>
          <table:table-cell table:style-name="ce114" table:formula="of:=[.B9]" office:value-type="float" office:value="1">
            <text:p>1</text:p>
          </table:table-cell>
          <table:table-cell table:style-name="ce131" table:formula="of:=[.Z9]*[.AA9]" office:value-type="float" office:value="0.0256">
            <text:p>0.0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8, C53, C57, C73, C77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4" office:value-type="float" office:value="0.084">
            <text:p>0.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.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86" office:value-type="string">
            <text:p>C0805C105K4RACTU</text:p>
          </table:table-cell>
          <table:table-cell table:style-name="ce70" office:value-type="float" office:value="0.028">
            <text:p>0.028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B105KOFNNNE</text:p>
          </table:table-cell>
          <table:table-cell table:style-name="ce44" office:value-type="float" office:value="0.01039">
            <text:p>0.010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5">
            <text:p>5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01039">
            <text:p>0.010 €</text:p>
          </table:table-cell>
          <table:table-cell table:style-name="ce114" table:formula="of:=[.B10]" office:value-type="float" office:value="5">
            <text:p>5</text:p>
          </table:table-cell>
          <table:table-cell table:style-name="ce131" table:formula="of:=[.Z10]*[.AA10]" office:value-type="float" office:value="0.05195">
            <text:p>0.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9, C41, C42, C43, C44, C67, C87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184">
            <text:p>0.18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12255-1-ND </text:p>
          </table:table-cell>
          <table:table-cell table:style-name="ce69" office:value-type="float" office:value="0.162">
            <text:p>0.16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2012C0G1H472J-1 </text:p>
          </table:table-cell>
          <table:table-cell table:style-name="ce69" office:value-type="float" office:value="0.072">
            <text:p>0.07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69" office:value-type="float" office:value="0.056">
            <text:p>0.056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02106">
            <text:p>0.021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1]&lt;&gt;&quot;&quot;;&quot;&quot;;[.B11])" office:value-type="float" office:value="7">
            <text:p>7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02106">
            <text:p>0.021 €</text:p>
          </table:table-cell>
          <table:table-cell table:style-name="ce114" table:formula="of:=[.B11]" office:value-type="float" office:value="7">
            <text:p>7</text:p>
          </table:table-cell>
          <table:table-cell table:style-name="ce131" table:formula="of:=[.Z11]*[.AA11]" office:value-type="float" office:value="0.14742">
            <text:p>0.1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4, C5, C14, C29, C49, C70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4" office:value-type="float" office:value="0.24">
            <text:p>0.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.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.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86" office:value-type="string">
            <text:p>C1206C475K3RACTU</text:p>
          </table:table-cell>
          <table:table-cell table:style-name="ce70" office:value-type="float" office:value="0.232">
            <text:p>0.232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GCM31CR71E475KA55L</text:p>
          </table:table-cell>
          <table:table-cell table:style-name="ce44" office:value-type="float" office:value="0.381">
            <text:p>0.381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2]&lt;&gt;&quot;&quot;;&quot;&quot;;[.B12])" office:value-type="float" office:value="6">
            <text:p>6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0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4" table:formula="of:=[.B12]" office:value-type="float" office:value="6">
            <text:p>6</text:p>
          </table:table-cell>
          <table:table-cell table:style-name="ce131" table:formula="of:=[.Z12]*[.AA12]" office:value-type="float" office:value="0.774">
            <text:p>0.7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EEEFK1H470</text:p>
          </table:table-cell>
          <table:table-cell table:style-name="ce22" office:value-type="string">
            <text:p>Ø8mm, low ESR</text:p>
            <text:p/>
          </table:table-cell>
          <table:table-cell table:style-name="ce13" office:value-type="string">
            <text:p>C46, C68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419">
            <text:p>0.419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15CT-ND</text:p>
          </table:table-cell>
          <table:table-cell table:style-name="ce69" office:value-type="float" office:value="0.59">
            <text:p>0.5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H470P</text:p>
          </table:table-cell>
          <table:table-cell table:style-name="ce69" office:value-type="float" office:value="0.524">
            <text:p>0.52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69" office:value-type="float" office:value="0.51">
            <text:p>0.51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183">
            <text:p>0.18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183">
            <text:p>0.183 €</text:p>
          </table:table-cell>
          <table:table-cell table:style-name="ce114" table:formula="of:=[.B13]" office:value-type="float" office:value="2">
            <text:p>2</text:p>
          </table:table-cell>
          <table:table-cell table:style-name="ce131" table:formula="of:=[.Z13]*[.AA13]" office:value-type="float" office:value="0.366">
            <text:p>0.3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8, C69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4" office:value-type="float" office:value="0.0233">
            <text:p>0.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.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.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86" office:value-type="string">
            <text:p>CC0805JRNP09BN101</text:p>
          </table:table-cell>
          <table:table-cell table:style-name="ce70" office:value-type="float" office:value="0.03">
            <text:p>0.030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C101JBANNNC</text:p>
          </table:table-cell>
          <table:table-cell table:style-name="ce44" office:value-type="float" office:value="0.02569">
            <text:p>0.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4]&lt;&gt;&quot;&quot;;&quot;&quot;;[.B14])" office:value-type="float" office:value="2">
            <text:p>2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0" table:formula="of:=IF([.B14]&lt;&gt;&quot;&quot;;MIN([.H14];[.K14];[.N14];[.R14];[.U14]);&quot;&quot;)" office:value-type="currency" office:currency="EUR" office:value="0.019">
            <text:p>0.019 €</text:p>
          </table:table-cell>
          <table:table-cell table:style-name="ce114" table:formula="of:=[.B14]" office:value-type="float" office:value="2">
            <text:p>2</text:p>
          </table:table-cell>
          <table:table-cell table:style-name="ce131" table:formula="of:=[.Z14]*[.AA14]" office:value-type="float" office:value="0.038">
            <text:p>0.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50, C52, C71, C72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3" office:value-type="float" office:value="0.684">
            <text:p>0.68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6736-1-ND</text:p>
          </table:table-cell>
          <table:table-cell table:style-name="ce69" office:value-type="float" office:value="0.184">
            <text:p>0.18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3216X7R1HK160AC</text:p>
          </table:table-cell>
          <table:table-cell table:style-name="ce69" office:value-type="float" office:value="0.597">
            <text:p>0.59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69" office:value-type="float" office:value="0.236">
            <text:p>0.236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3" office:value-type="float" office:value="0.546">
            <text:p>0.546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184">
            <text:p>0.184 €</text:p>
          </table:table-cell>
          <table:table-cell table:style-name="ce114" table:formula="of:=[.B15]" office:value-type="float" office:value="4">
            <text:p>4</text:p>
          </table:table-cell>
          <table:table-cell table:style-name="ce131" table:formula="of:=[.Z15]*[.AA15]" office:value-type="float" office:value="0.736">
            <text:p>0.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4, C74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4" office:value-type="float" office:value="0.0867">
            <text:p>0.087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477-1-ND</text:p>
          </table:table-cell>
          <table:table-cell table:style-name="ce70" office:value-type="float" office:value="0.52">
            <text:p>0.5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212B7224KG-T</text:p>
          </table:table-cell>
          <table:table-cell table:style-name="ce70" office:value-type="float" office:value="0.059">
            <text:p>0.05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26</text:p>
          </table:table-cell>
          <table:table-cell table:style-name="ce86" office:value-type="string">
            <text:p>UMK212B7224KG-T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B224KAFNNNE</text:p>
          </table:table-cell>
          <table:table-cell table:style-name="ce44" office:value-type="float" office:value="0.0221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0" table:formula="of:=IF([.B16]&lt;&gt;&quot;&quot;;MIN([.H16];[.K16];[.N16];[.R16];[.U16]);&quot;&quot;)" office:value-type="currency" office:currency="EUR" office:value="0.0221">
            <text:p>0.022 €</text:p>
          </table:table-cell>
          <table:table-cell table:style-name="ce114" table:formula="of:=[.B16]" office:value-type="float" office:value="2">
            <text:p>2</text:p>
          </table:table-cell>
          <table:table-cell table:style-name="ce131" table:formula="of:=[.Z16]*[.AA16]" office:value-type="float" office:value="0.0442">
            <text:p>0.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59, C60, C79, C80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3" office:value-type="float" office:value="1.49">
            <text:p>1.49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276-3373-1-ND </text:p>
          </table:table-cell>
          <table:table-cell table:style-name="ce69" office:value-type="float" office:value="0.369">
            <text:p>0.36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C121KKX7R8BB226</text:p>
          </table:table-cell>
          <table:table-cell table:style-name="ce69" office:value-type="float" office:value="0.777">
            <text:p>0.77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69" office:value-type="float" office:value="0.343">
            <text:p>0.343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3" office:value-type="float" office:value="0.15801">
            <text:p>0.158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7]&lt;&gt;&quot;&quot;;&quot;&quot;;[.B17])" office:value-type="float" office:value="6">
            <text:p>6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0" table:formula="of:=IF([.B17]&lt;&gt;&quot;&quot;;MIN([.H17];[.K17];[.N17];[.R17];[.U17]);&quot;&quot;)" office:value-type="currency" office:currency="EUR" office:value="0.15801">
            <text:p>0.158 €</text:p>
          </table:table-cell>
          <table:table-cell table:style-name="ce114" table:formula="of:=[.B17]" office:value-type="float" office:value="6">
            <text:p>6</text:p>
          </table:table-cell>
          <table:table-cell table:style-name="ce131" table:formula="of:=[.Z17]*[.AA17]" office:value-type="float" office:value="0.94806">
            <text:p>0.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 office:value-type="string">
            <text:p>1276-2723-1-ND </text:p>
          </table:table-cell>
          <table:table-cell table:style-name="ce70" office:value-type="float" office:value="0.132">
            <text:p>0.13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1206C225M5RECLR</text:p>
          </table:table-cell>
          <table:table-cell table:style-name="ce70" office:value-type="float" office:value="0.106">
            <text:p>0.10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84-3509</text:p>
          </table:table-cell>
          <table:table-cell table:style-name="ce86" office:value-type="string">
            <text:p>UMK316B7225KLHT</text:p>
          </table:table-cell>
          <table:table-cell table:style-name="ce70" office:value-type="float" office:value="0.151">
            <text:p>0.15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L31B225KBHNNNE</text:p>
          </table:table-cell>
          <table:table-cell table:style-name="ce44" office:value-type="float" office:value="0.0287">
            <text:p>0.029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18]&lt;&gt;&quot;&quot;;&quot;&quot;;[.B18])" office:value-type="float" office:value="3">
            <text:p>3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287">
            <text:p>0.029 €</text:p>
          </table:table-cell>
          <table:table-cell table:style-name="ce114" table:formula="of:=[.B18]" office:value-type="float" office:value="3">
            <text:p>3</text:p>
          </table:table-cell>
          <table:table-cell table:style-name="ce131" table:formula="of:=[.Z18]*[.AA18]" office:value-type="float" office:value="0.0861">
            <text:p>0.0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EEEFK1V470P</text:p>
            <text:p/>
          </table:table-cell>
          <table:table-cell table:style-name="ce22" office:value-type="string">
            <text:p>ECAPSMD8.3MM/HA0</text:p>
          </table:table-cell>
          <table:table-cell table:style-name="ce13" office:value-type="string">
            <text:p>C61, C81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  <text:p/>
          </table:table-cell>
          <table:table-cell table:style-name="ce43" office:value-type="float" office:value="0.368">
            <text:p>0.368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42CT-ND</text:p>
          </table:table-cell>
          <table:table-cell table:style-name="ce69" office:value-type="float" office:value="0.46">
            <text:p>0.4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V470P</text:p>
          </table:table-cell>
          <table:table-cell table:style-name="ce69" office:value-type="float" office:value="0.445">
            <text:p>0.44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69" office:value-type="float" office:value="0.422">
            <text:p>0.422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43" office:value-type="float" office:value="0.13">
            <text:p>0.130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13">
            <text:p>0.13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1" table:formula="of:=[.Z19]*[.AA19]" office:value-type="float" office:value="0.26">
            <text:p>0.2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VZ1E102MPD</text:p>
            <text:p/>
          </table:table-cell>
          <table:table-cell table:style-name="ce23" office:value-type="string">
            <text:p><text:span text:style-name="T1">THT</text:span>; Ø10mm: RM5</text:p>
          </table:table-cell>
          <table:table-cell table:style-name="ce14" office:value-type="string">
            <text:p>C62, C82</text:p>
          </table:table-cell>
          <table:table-cell table:style-name="ce14" office:value-type="string">
            <text:p>9451226</text:p>
          </table:table-cell>
          <table:table-cell table:style-name="ce23" office:value-type="string">
            <text:p>MCGPR25V108M10X21</text:p>
          </table:table-cell>
          <table:table-cell table:style-name="ce44" office:value-type="float" office:value="0.388">
            <text:p>0.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.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.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86" office:value-type="string">
            <text:p>UVZ1E102MPD</text:p>
          </table:table-cell>
          <table:table-cell table:style-name="ce70" office:value-type="float" office:value="0.353">
            <text:p>0.353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UVZ1E102MPD</text:p>
            <text:p/>
          </table:table-cell>
          <table:table-cell table:style-name="ce44" office:value-type="float" office:value="0.25005">
            <text:p>0.250</text:p>
          </table:table-cell>
          <table:table-cell table:style-name="ce77"/>
          <table:table-cell table:style-name="ce103" table:formula="of:=[.B20]" office:value-type="float" office:value="2">
            <text:p>2</text:p>
          </table:table-cell>
          <table:table-cell table:style-name="ce77" table:formula="of:=IF([.W20]&lt;&gt;&quot;&quot;;&quot;&quot;;[.B20])">
            <text:p/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25005">
            <text:p>0.250 €</text:p>
          </table:table-cell>
          <table:table-cell table:style-name="ce114" table:formula="of:=[.B20]" office:value-type="float" office:value="2">
            <text:p>2</text:p>
          </table:table-cell>
          <table:table-cell table:style-name="ce131" table:formula="of:=[.Z20]*[.AA20]" office:value-type="float" office:value="0.5001">
            <text:p>0.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4, C84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3" office:value-type="float" office:value="0.0609">
            <text:p>0.06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7837-1-ND</text:p>
          </table:table-cell>
          <table:table-cell table:style-name="ce69" office:value-type="float" office:value="0.059">
            <text:p>0.05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007038</text:p>
          </table:table-cell>
          <table:table-cell table:style-name="ce69" office:value-type="float" office:value="0.056">
            <text:p>0.05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69" office:value-type="float" office:value="0.04">
            <text:p>0.04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3" office:value-type="float" office:value="0.0241">
            <text:p>0.02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41">
            <text:p>0.024 €</text:p>
          </table:table-cell>
          <table:table-cell table:style-name="ce114" table:formula="of:=[.B21]" office:value-type="float" office:value="2">
            <text:p>2</text:p>
          </table:table-cell>
          <table:table-cell table:style-name="ce131" table:formula="of:=[.Z21]*[.AA21]" office:value-type="float" office:value="0.0482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5, C85</text:p>
          </table:table-cell>
          <table:table-cell table:style-name="ce14" office:value-type="string">
            <text:p>2627479</text:p>
          </table:table-cell>
          <table:table-cell table:style-name="ce23" office:value-type="string">
            <text:p>MC0805B333K250CT </text:p>
          </table:table-cell>
          <table:table-cell table:style-name="ce44" office:value-type="float" office:value="0.0455">
            <text:p>0.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.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86" office:value-type="string">
            <text:p>08051C333KAT2A</text:p>
          </table:table-cell>
          <table:table-cell table:style-name="ce70" office:value-type="float" office:value="0.021">
            <text:p>0.02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C0805KRX7R9333</text:p>
          </table:table-cell>
          <table:table-cell table:style-name="ce44" office:value-type="float" office:value="0.01589">
            <text:p>0.01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>
            <text:p>2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0" table:formula="of:=IF([.B22]&lt;&gt;&quot;&quot;;MIN([.H22];[.K22];[.N22];[.R22];[.U22]);&quot;&quot;)" office:value-type="currency" office:currency="EUR" office:value="0.01589">
            <text:p>0.016 €</text:p>
          </table:table-cell>
          <table:table-cell table:style-name="ce114" table:formula="of:=[.B22]" office:value-type="float" office:value="2">
            <text:p>2</text:p>
          </table:table-cell>
          <table:table-cell table:style-name="ce131" table:formula="of:=[.Z22]*[.AA22]" office:value-type="float" office:value="0.03178">
            <text:p>0.03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7">
            <text:p>1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7, C8, C10, C17, C18, C20, C24, C26, C27, C28, C30, C31, C37, C40, C45, C47, C5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.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.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.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.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.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17">
            <text:p>17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007">
            <text:p>0.007 €</text:p>
          </table:table-cell>
          <table:table-cell table:style-name="ce114" table:formula="of:=[.B23]" office:value-type="float" office:value="17">
            <text:p>17</text:p>
          </table:table-cell>
          <table:table-cell table:style-name="ce131" table:formula="of:=[.Z23]*[.AA23]" office:value-type="float" office:value="0.119">
            <text:p>0.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1, D2, D3, D4, D6, D8, D9, D11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4" office:value-type="float" office:value="0.282">
            <text:p>0.28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RB160MM-60CT-ND</text:p>
          </table:table-cell>
          <table:table-cell table:style-name="ce70" office:value-type="float" office:value="0.264">
            <text:p>0.2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RB160MM-60TR</text:p>
          </table:table-cell>
          <table:table-cell table:style-name="ce70" office:value-type="float" office:value="0.233">
            <text:p>0.2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4-6774</text:p>
          </table:table-cell>
          <table:table-cell table:style-name="ce86" office:value-type="string">
            <text:p>RB160MM-60TR</text:p>
          </table:table-cell>
          <table:table-cell table:style-name="ce70" office:value-type="float" office:value="0.23">
            <text:p>0.230</text:p>
          </table:table-cell>
          <table:table-cell table:style-name="ce77" office:value-type="float" office:value="40">
            <text:p>40</text:p>
          </table:table-cell>
          <table:table-cell table:style-name="ce95" office:value-type="string">
            <text:p>SKL16-DIO</text:p>
          </table:table-cell>
          <table:table-cell table:style-name="ce44" office:value-type="float" office:value="0.105">
            <text:p>0.105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24]&lt;&gt;&quot;&quot;;&quot;&quot;;[.B24])" office:value-type="float" office:value="8">
            <text:p>8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105">
            <text:p>0.105 €</text:p>
          </table:table-cell>
          <table:table-cell table:style-name="ce114" table:formula="of:=[.B24]" office:value-type="float" office:value="8">
            <text:p>8</text:p>
          </table:table-cell>
          <table:table-cell table:style-name="ce131" table:formula="of:=[.Z24]*[.AA24]" office:value-type="float" office:value="0.84">
            <text:p>0.8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</text:p>
          </table:table-cell>
          <table:table-cell table:style-name="ce13" office:value-type="string">
            <text:p>1669708</text:p>
          </table:table-cell>
          <table:table-cell table:style-name="ce13" office:value-type="string">
            <text:p>MMZ1608Y102B</text:p>
          </table:table-cell>
          <table:table-cell table:style-name="ce43" office:value-type="float" office:value="0.0723">
            <text:p>0.07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7809-1-ND </text:p>
          </table:table-cell>
          <table:table-cell table:style-name="ce69" office:value-type="float" office:value="0.0524">
            <text:p>0.052</text:p>
          </table:table-cell>
          <table:table-cell table:style-name="ce76" office:value-type="float" office:value="50">
            <text:p>50</text:p>
          </table:table-cell>
          <table:table-cell table:style-name="ce61" office:value-type="string">
            <text:p>81-BLM18AG102SH1D </text:p>
          </table:table-cell>
          <table:table-cell table:style-name="ce69" office:value-type="float" office:value="0.063">
            <text:p>0.06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69" office:value-type="float" office:value="0.043">
            <text:p>0.043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3" office:value-type="float" office:value="0.0156">
            <text:p>0.016</text:p>
          </table:table-cell>
          <table:table-cell table:style-name="ce76" office:value-type="float" office:value="50">
            <text:p>50</text:p>
          </table:table-cell>
          <table:table-cell table:style-name="ce102"/>
          <table:table-cell table:style-name="ce76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56">
            <text:p>0.016 €</text:p>
          </table:table-cell>
          <table:table-cell table:style-name="ce114" table:formula="of:=[.B25]" office:value-type="float" office:value="1">
            <text:p>1</text:p>
          </table:table-cell>
          <table:table-cell table:style-name="ce131" table:formula="of:=[.Z25]*[.AA25]" office:value-type="float" office:value="0.0156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662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2423351</text:p>
          </table:table-cell>
          <table:table-cell table:style-name="ce23" office:value-type="string">
            <text:p>SI8662AB-B-IS1</text:p>
          </table:table-cell>
          <table:table-cell table:style-name="ce44" office:value-type="float" office:value="1.85">
            <text:p>1.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.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.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86" office:value-type="string">
            <text:p>Si8662AB-B-IS1</text:p>
          </table:table-cell>
          <table:table-cell table:style-name="ce70" office:value-type="float" office:value="1.87">
            <text:p>1.870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>
            <text:p>1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1.76">
            <text:p>1.760 €</text:p>
          </table:table-cell>
          <table:table-cell table:style-name="ce114" table:formula="of:=[.B26]" office:value-type="float" office:value="1">
            <text:p>1</text:p>
          </table:table-cell>
          <table:table-cell table:style-name="ce131" table:formula="of:=[.Z26]*[.AA26]" office:value-type="float" office:value="1.76">
            <text:p>1.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0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3" office:value-type="float" office:value="0.854">
            <text:p>0.854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33272ADR2GOSCT-ND</text:p>
          </table:table-cell>
          <table:table-cell table:style-name="ce69" office:value-type="float" office:value="0.91">
            <text:p>0.9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33272ADR2G</text:p>
          </table:table-cell>
          <table:table-cell table:style-name="ce69" office:value-type="float" office:value="0.865">
            <text:p>0.86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69" office:value-type="float" office:value="0.865">
            <text:p>0.865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3" office:value-type="float" office:value="0.57">
            <text:p>0.57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27]&lt;&gt;&quot;&quot;;&quot;&quot;;[.B27])" office:value-type="float" office:value="1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0" table:formula="of:=IF([.B27]&lt;&gt;&quot;&quot;;MIN([.H27];[.K27];[.N27];[.R27];[.U27]);&quot;&quot;)" office:value-type="currency" office:currency="EUR" office:value="0.57">
            <text:p>0.570 €</text:p>
          </table:table-cell>
          <table:table-cell table:style-name="ce114" table:formula="of:=[.B27]" office:value-type="float" office:value="1">
            <text:p>1</text:p>
          </table:table-cell>
          <table:table-cell table:style-name="ce131" table:formula="of:=[.Z27]*[.AA27]" office:value-type="float" office:value="0.57">
            <text:p>0.5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3" office:value-type="string">
            <text:p>TSSOP-28</text:p>
          </table:table-cell>
          <table:table-cell table:style-name="ce14" office:value-type="string">
            <text:p>IC11, IC1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LT3763EFE#PBF-ND</text:p>
          </table:table-cell>
          <table:table-cell table:style-name="ce70" office:value-type="float" office:value="4.95">
            <text:p>4.9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3763EFE#PBF</text:p>
          </table:table-cell>
          <table:table-cell table:style-name="ce70" office:value-type="float" office:value="4.83">
            <text:p>4.8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8]&lt;&gt;&quot;&quot;;&quot;&quot;;[.B28])" office:value-type="float" office:value="2">
            <text:p>2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0" table:formula="of:=IF([.B28]&lt;&gt;&quot;&quot;;MIN([.H28];[.K28];[.N28];[.R28];[.U28]);&quot;&quot;)" office:value-type="currency" office:currency="EUR" office:value="4.83">
            <text:p>4.830 €</text:p>
          </table:table-cell>
          <table:table-cell table:style-name="ce114" table:formula="of:=[.B28]" office:value-type="float" office:value="2">
            <text:p>2</text:p>
          </table:table-cell>
          <table:table-cell table:style-name="ce131" table:formula="of:=[.Z28]*[.AA28]" office:value-type="float" office:value="9.66">
            <text:p>9.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2" office:value-type="string">
            <text:p>SOIC-14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3" office:value-type="float" office:value="1.01">
            <text:p>1.0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33274ADR2GOSCT-ND</text:p>
          </table:table-cell>
          <table:table-cell table:style-name="ce69" office:value-type="float" office:value="1.19">
            <text:p>1.1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33274ADR2G</text:p>
          </table:table-cell>
          <table:table-cell table:style-name="ce69" office:value-type="float" office:value="1.02">
            <text:p>1.02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69" office:value-type="float" office:value="1.01">
            <text:p>1.010</text:p>
          </table:table-cell>
          <table:table-cell table:style-name="ce76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3" office:value-type="float" office:value="0.74">
            <text:p>0.74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29]&lt;&gt;&quot;&quot;;&quot;&quot;;[.B29])" office:value-type="float" office:value="1">
            <text:p>1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74">
            <text:p>0.740 €</text:p>
          </table:table-cell>
          <table:table-cell table:style-name="ce114" table:formula="of:=[.B29]" office:value-type="float" office:value="1">
            <text:p>1</text:p>
          </table:table-cell>
          <table:table-cell table:style-name="ce131" table:formula="of:=[.Z29]*[.AA29]" office:value-type="float" office:value="0.74">
            <text:p>0.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4" office:value-type="float" office:value="3.03">
            <text:p>3.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7148-1-ND</text:p>
          </table:table-cell>
          <table:table-cell table:style-name="ce70" office:value-type="float" office:value="2.63">
            <text:p>2.6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PS54060DGQR</text:p>
          </table:table-cell>
          <table:table-cell table:style-name="ce70" office:value-type="float" office:value="2.49">
            <text:p>2.4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98-9079</text:p>
          </table:table-cell>
          <table:table-cell table:style-name="ce86" office:value-type="string">
            <text:p>TPS54060DGQ</text:p>
          </table:table-cell>
          <table:table-cell table:style-name="ce70" office:value-type="float" office:value="2.68">
            <text:p>2.68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0" table:formula="of:=IF([.B30]&lt;&gt;&quot;&quot;;MIN([.H30];[.K30];[.N30];[.R30];[.U30]);&quot;&quot;)" office:value-type="currency" office:currency="EUR" office:value="2.49">
            <text:p>2.490 €</text:p>
          </table:table-cell>
          <table:table-cell table:style-name="ce114" table:formula="of:=[.B30]" office:value-type="float" office:value="1">
            <text:p>1</text:p>
          </table:table-cell>
          <table:table-cell table:style-name="ce131" table:formula="of:=[.Z30]*[.AA30]" office:value-type="float" office:value="2.49">
            <text:p>2.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3" office:value-type="float" office:value="1.46">
            <text:p>1.46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I8641AB-B-IS1-ND</text:p>
          </table:table-cell>
          <table:table-cell table:style-name="ce69" office:value-type="float" office:value="1.53">
            <text:p>1.5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34-SI8641AB-B-IS1</text:p>
          </table:table-cell>
          <table:table-cell table:style-name="ce69" office:value-type="float" office:value="1.41">
            <text:p>1.41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69" office:value-type="float" office:value="1.496">
            <text:p>1.496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0" table:formula="of:=IF([.B31]&lt;&gt;&quot;&quot;;MIN([.H31];[.K31];[.N31];[.R31];[.U31]);&quot;&quot;)" office:value-type="currency" office:currency="EUR" office:value="1.41">
            <text:p>1.4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1" table:formula="of:=[.Z31]*[.AA31]" office:value-type="float" office:value="1.41">
            <text:p>1.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4" office:value-type="float" office:value="0.212">
            <text:p>0.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.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86" office:value-type="string">
            <text:p>M24C32-WMN6P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M24C32-WMN6P</text:p>
          </table:table-cell>
          <table:table-cell table:style-name="ce44" office:value-type="float" office:value="0.165">
            <text:p>0.165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165">
            <text:p>0.165 €</text:p>
          </table:table-cell>
          <table:table-cell table:style-name="ce114" table:formula="of:=[.B32]" office:value-type="float" office:value="1">
            <text:p>1</text:p>
          </table:table-cell>
          <table:table-cell table:style-name="ce131" table:formula="of:=[.Z32]*[.AA32]" office:value-type="float" office:value="0.165">
            <text:p>0.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3" office:value-type="float" office:value="0.61">
            <text:p>0.6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296-18476-1-ND</text:p>
          </table:table-cell>
          <table:table-cell table:style-name="ce69" office:value-type="float" office:value="0.54">
            <text:p>0.5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LP2985-33DBVR</text:p>
          </table:table-cell>
          <table:table-cell table:style-name="ce69" office:value-type="float" office:value="0.507">
            <text:p>0.50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69" office:value-type="float" office:value="0.737">
            <text:p>0.737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3" office:value-type="float" office:value="0.36159">
            <text:p>0.362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33]&lt;&gt;&quot;&quot;;&quot;&quot;;[.B33])" office:value-type="float" office:value="1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36159">
            <text:p>0.362 €</text:p>
          </table:table-cell>
          <table:table-cell table:style-name="ce114" table:formula="of:=[.B33]" office:value-type="float" office:value="1">
            <text:p>1</text:p>
          </table:table-cell>
          <table:table-cell table:style-name="ce131" table:formula="of:=[.Z33]*[.AA33]" office:value-type="float" office:value="0.36159">
            <text:p>0.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2G04GW,125</text:p>
            <text:p/>
          </table:table-cell>
          <table:table-cell table:style-name="ce23"/>
          <table:table-cell table:style-name="ce14" office:value-type="string">
            <text:p>IC6</text:p>
          </table:table-cell>
          <table:table-cell table:style-name="ce14" office:value-type="string">
            <text:p>2777732</text:p>
          </table:table-cell>
          <table:table-cell table:style-name="ce23" office:value-type="string">
            <text:p>74HC2G04GW,125 </text:p>
          </table:table-cell>
          <table:table-cell table:style-name="ce44" office:value-type="float" office:value="0.283">
            <text:p>0.28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6045-1-ND</text:p>
          </table:table-cell>
          <table:table-cell table:style-name="ce70" office:value-type="float" office:value="0.274">
            <text:p>0.27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HC2G04GW125 </text:p>
          </table:table-cell>
          <table:table-cell table:style-name="ce70" office:value-type="float" office:value="0.248">
            <text:p>0.2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2919</text:p>
          </table:table-cell>
          <table:table-cell table:style-name="ce86" office:value-type="string">
            <text:p>74HC2G04GW,125</text:p>
          </table:table-cell>
          <table:table-cell table:style-name="ce70" office:value-type="float" office:value="0.235">
            <text:p>0.235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74HC2G04GW.125</text:p>
          </table:table-cell>
          <table:table-cell table:style-name="ce44" office:value-type="float" office:value="0.138">
            <text:p>0.138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4]&lt;&gt;&quot;&quot;;&quot;&quot;;[.B34])" office:value-type="float" office:value="1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138">
            <text:p>0.138 €</text:p>
          </table:table-cell>
          <table:table-cell table:style-name="ce114" table:formula="of:=[.B34]" office:value-type="float" office:value="1">
            <text:p>1</text:p>
          </table:table-cell>
          <table:table-cell table:style-name="ce131" table:formula="of:=[.Z34]*[.AA34]" office:value-type="float" office:value="0.138">
            <text:p>0.1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3" office:value-type="float" office:value="4.42">
            <text:p>4.42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497-13306-ND</text:p>
          </table:table-cell>
          <table:table-cell table:style-name="ce69" office:value-type="float" office:value="3.94">
            <text:p>3.9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11-STM32F373C8T6</text:p>
          </table:table-cell>
          <table:table-cell table:style-name="ce69" office:value-type="float" office:value="3.84">
            <text:p>3.8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69" office:value-type="float" office:value="2.06">
            <text:p>2.06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0" table:formula="of:=IF([.B35]&lt;&gt;&quot;&quot;;MIN([.H35];[.K35];[.N35];[.R35];[.U35]);&quot;&quot;)" office:value-type="currency" office:currency="EUR" office:value="2.06">
            <text:p>2.060 €</text:p>
          </table:table-cell>
          <table:table-cell table:style-name="ce114" table:formula="of:=[.B35]" office:value-type="float" office:value="1">
            <text:p>1</text:p>
          </table:table-cell>
          <table:table-cell table:style-name="ce131" table:formula="of:=[.Z35]*[.AA35]" office:value-type="float" office:value="2.06">
            <text:p>2.0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B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095470</text:p>
          </table:table-cell>
          <table:table-cell table:style-name="ce23" office:value-type="string">
            <text:p>TL431BCDBZR </text:p>
          </table:table-cell>
          <table:table-cell table:style-name="ce44" office:value-type="float" office:value="0.31">
            <text:p>0.31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8866-1-ND </text:p>
          </table:table-cell>
          <table:table-cell table:style-name="ce70" office:value-type="float" office:value="0.305">
            <text:p>0.30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TL431BIDBZR215</text:p>
          </table:table-cell>
          <table:table-cell table:style-name="ce70" office:value-type="float" office:value="0.342">
            <text:p>0.34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97-4826</text:p>
          </table:table-cell>
          <table:table-cell table:style-name="ce86" office:value-type="string">
            <text:p>TL431BIDBZR,215</text:p>
          </table:table-cell>
          <table:table-cell table:style-name="ce70" office:value-type="float" office:value="0.259">
            <text:p>0.259</text:p>
          </table:table-cell>
          <table:table-cell table:style-name="ce77" office:value-type="float" office:value="2">
            <text:p>2</text:p>
          </table:table-cell>
          <table:table-cell table:style-name="ce95" office:value-type="string">
            <text:p>TL431BIDBZT</text:p>
          </table:table-cell>
          <table:table-cell table:style-name="ce44" office:value-type="float" office:value="0.4916">
            <text:p>0.492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6]&lt;&gt;&quot;&quot;;&quot;&quot;;[.B36])" office:value-type="float" office:value="1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20" table:formula="of:=IF([.B36]&lt;&gt;&quot;&quot;;MIN([.H36];[.K36];[.N36];[.R36];[.U36]);&quot;&quot;)" office:value-type="currency" office:currency="EUR" office:value="0.259">
            <text:p>0.259 €</text:p>
          </table:table-cell>
          <table:table-cell table:style-name="ce114" table:formula="of:=[.B36]" office:value-type="float" office:value="1">
            <text:p>1</text:p>
          </table:table-cell>
          <table:table-cell table:style-name="ce131" table:formula="of:=[.Z36]*[.AA36]" office:value-type="float" office:value="0.259">
            <text:p>0.2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36-4907-ND</text:p>
          </table:table-cell>
          <table:table-cell table:style-name="ce69" office:value-type="float" office:value="0.26">
            <text:p>0.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4-4907</text:p>
          </table:table-cell>
          <table:table-cell table:style-name="ce69" office:value-type="float" office:value="0.257">
            <text:p>0.25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61-1537-11/0031</text:p>
          </table:table-cell>
          <table:table-cell table:style-name="ce43" office:value-type="float" office:value="0.0487">
            <text:p>0.049</text:p>
          </table:table-cell>
          <table:table-cell table:style-name="ce76" office:value-type="float" office:value="10">
            <text:p>10</text:p>
          </table:table-cell>
          <table:table-cell table:style-name="ce102" table:formula="of:=[.B37]" office:value-type="float" office:value="1">
            <text:p>1</text:p>
          </table:table-cell>
          <table:table-cell table:style-name="ce76" table:formula="of:=IF([.W37]&lt;&gt;&quot;&quot;;&quot;&quot;;[.B37])">
            <text:p/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487">
            <text:p>0.049 €</text:p>
          </table:table-cell>
          <table:table-cell table:style-name="ce114" table:formula="of:=[.B37]" office:value-type="float" office:value="1">
            <text:p>1</text:p>
          </table:table-cell>
          <table:table-cell table:style-name="ce131" table:formula="of:=[.Z37]*[.AA37]" office:value-type="float" office:value="0.0487">
            <text:p>0.04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3" office:value-type="string">
            <text:p>571-0500-01</text:p>
          </table:table-cell>
          <table:table-cell table:style-name="ce44" office:value-type="float" office:value="1.72">
            <text:p>1.7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9</text:p>
          </table:table-cell>
          <table:table-cell table:style-name="ce70" office:value-type="float" office:value="2.04">
            <text:p>2.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11</text:p>
          </table:table-cell>
          <table:table-cell table:style-name="ce86" office:value-type="string">
            <text:p>571-0500</text:p>
          </table:table-cell>
          <table:table-cell table:style-name="ce70" office:value-type="float" office:value="1.216">
            <text:p>1.216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571-0500</text:p>
          </table:table-cell>
          <table:table-cell table:style-name="ce44" office:value-type="float" office:value="0.62">
            <text:p>0.620</text:p>
          </table:table-cell>
          <table:table-cell table:style-name="ce77" office:value-type="float" office:value="3">
            <text:p>3</text:p>
          </table:table-cell>
          <table:table-cell table:style-name="ce103" table:formula="of:=[.B38]" office:value-type="float" office:value="2">
            <text:p>2</text:p>
          </table:table-cell>
          <table:table-cell table:style-name="ce77"/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0" table:formula="of:=IF([.B38]&lt;&gt;&quot;&quot;;MIN([.H38];[.K38];[.N38];[.R38];[.U38]);&quot;&quot;)" office:value-type="currency" office:currency="EUR" office:value="0.62">
            <text:p>0.620 €</text:p>
          </table:table-cell>
          <table:table-cell table:style-name="ce114" table:formula="of:=[.B38]" office:value-type="float" office:value="2">
            <text:p>2</text:p>
          </table:table-cell>
          <table:table-cell table:style-name="ce131" table:formula="of:=[.Z38]*[.AA38]" office:value-type="float" office:value="1.24">
            <text:p>1.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2" office:value-type="string">
            <text:p><text:span text:style-name="T1">THT</text:span>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3" office:value-type="float" office:value="1.74">
            <text:p>1.74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164-6218</text:p>
          </table:table-cell>
          <table:table-cell table:style-name="ce69" office:value-type="float" office:value="1.84">
            <text:p>1.8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69" office:value-type="float" office:value="1.334">
            <text:p>1.334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3" office:value-type="float" office:value="0.62">
            <text:p>0.620</text:p>
          </table:table-cell>
          <table:table-cell table:style-name="ce76" office:value-type="float" office:value="3">
            <text:p>3</text:p>
          </table:table-cell>
          <table:table-cell table:style-name="ce102" table:formula="of:=[.B39]" office:value-type="float" office:value="2">
            <text:p>2</text:p>
          </table:table-cell>
          <table:table-cell table:style-name="ce76"/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62">
            <text:p>0.620 €</text:p>
          </table:table-cell>
          <table:table-cell table:style-name="ce114" table:formula="of:=[.B39]" office:value-type="float" office:value="2">
            <text:p>2</text:p>
          </table:table-cell>
          <table:table-cell table:style-name="ce131" table:formula="of:=[.Z39]*[.AA39]" office:value-type="float" office:value="1.24">
            <text:p>1.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.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.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40]" office:value-type="float" office:value="1">
            <text:p>1</text:p>
          </table:table-cell>
          <table:table-cell table:style-name="ce77" table:formula="of:=IF([.W40]&lt;&gt;&quot;&quot;;&quot;&quot;;[.B40])">
            <text:p/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Mouser">
            <text:p>Mouser</text:p>
          </table:table-cell>
          <table:table-cell table:style-name="ce120" table:formula="of:=IF([.B40]&lt;&gt;&quot;&quot;;MIN([.H40];[.K40];[.N40];[.R40];[.U40]);&quot;&quot;)" office:value-type="currency" office:currency="EUR" office:value="1.4">
            <text:p>1.400 €</text:p>
          </table:table-cell>
          <table:table-cell table:style-name="ce114" table:formula="of:=[.B40]" office:value-type="float" office:value="1">
            <text:p>1</text:p>
          </table:table-cell>
          <table:table-cell table:style-name="ce131" table:formula="of:=[.Z40]*[.AA40]" office:value-type="float" office:value="1.4">
            <text:p>1.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3" office:value-type="float" office:value="3.93">
            <text:p>3.93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308-2568-1-ND </text:p>
          </table:table-cell>
          <table:table-cell table:style-name="ce69" office:value-type="float" office:value="1.51">
            <text:p>1.5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51-125CDMCCDS330MC</text:p>
          </table:table-cell>
          <table:table-cell table:style-name="ce69" office:value-type="float" office:value="1.59">
            <text:p>1.59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2">
            <text:p>2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Digikey">
            <text:p>Digikey</text:p>
          </table:table-cell>
          <table:table-cell table:style-name="ce120" table:formula="of:=IF([.B41]&lt;&gt;&quot;&quot;;MIN([.H41];[.K41];[.N41];[.R41];[.U41]);&quot;&quot;)" office:value-type="currency" office:currency="EUR" office:value="1.51">
            <text:p>1.510 €</text:p>
          </table:table-cell>
          <table:table-cell table:style-name="ce114" table:formula="of:=[.B41]" office:value-type="float" office:value="2">
            <text:p>2</text:p>
          </table:table-cell>
          <table:table-cell table:style-name="ce131" table:formula="of:=[.Z41]*[.AA41]" office:value-type="float" office:value="3.02">
            <text:p>3.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4" office:value-type="float" office:value="1.94">
            <text:p>1.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HPI0630-3R3</text:p>
          </table:table-cell>
          <table:table-cell table:style-name="ce44" office:value-type="float" office:value="0.3352">
            <text:p>0.335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42]&lt;&gt;&quot;&quot;;&quot;&quot;;[.B42])" office:value-type="float" office:value="2">
            <text:p>2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0" table:formula="of:=IF([.B42]&lt;&gt;&quot;&quot;;MIN([.H42];[.K42];[.N42];[.R42];[.U42]);&quot;&quot;)" office:value-type="currency" office:currency="EUR" office:value="0.3352">
            <text:p>0.335 €</text:p>
          </table:table-cell>
          <table:table-cell table:style-name="ce114" table:formula="of:=[.B42]" office:value-type="float" office:value="2">
            <text:p>2</text:p>
          </table:table-cell>
          <table:table-cell table:style-name="ce131" table:formula="of:=[.Z42]*[.AA42]" office:value-type="float" office:value="0.6704">
            <text:p>0.6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754-1718-ND</text:p>
          </table:table-cell>
          <table:table-cell table:style-name="ce69" office:value-type="float" office:value="0.93">
            <text:p>0.9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04-WP42WUM/EGW</text:p>
          </table:table-cell>
          <table:table-cell table:style-name="ce69" office:value-type="float" office:value="0.926">
            <text:p>0.92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L-42WUM/1EGWT</text:p>
          </table:table-cell>
          <table:table-cell table:style-name="ce43" office:value-type="float" office:value="0.501">
            <text:p>0.501</text:p>
          </table:table-cell>
          <table:table-cell table:style-name="ce76" office:value-type="float" office:value="1">
            <text:p>1</text:p>
          </table:table-cell>
          <table:table-cell table:style-name="ce102" table:formula="of:=[.B43]" office:value-type="float" office:value="2">
            <text:p>2</text:p>
          </table:table-cell>
          <table:table-cell table:style-name="ce76" table:formula="of:=IF([.W43]&lt;&gt;&quot;&quot;;&quot;&quot;;[.B43])">
            <text:p/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501">
            <text:p>0.501 €</text:p>
          </table:table-cell>
          <table:table-cell table:style-name="ce114" table:formula="of:=[.B43]" office:value-type="float" office:value="2">
            <text:p>2</text:p>
          </table:table-cell>
          <table:table-cell table:style-name="ce131" table:formula="of:=[.Z43]*[.AA43]" office:value-type="float" office:value="1.002">
            <text:p>1.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3" office:value-type="string">
            <text:p>NTCS0805E3103JMT</text:p>
          </table:table-cell>
          <table:table-cell table:style-name="ce44" office:value-type="float" office:value="0.399">
            <text:p>0.39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BC2292CT-ND</text:p>
          </table:table-cell>
          <table:table-cell table:style-name="ce70" office:value-type="float" office:value="0.49">
            <text:p>0.4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2381-615-53103</text:p>
          </table:table-cell>
          <table:table-cell table:style-name="ce70" office:value-type="float" office:value="0.353">
            <text:p>0.35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9-3950</text:p>
          </table:table-cell>
          <table:table-cell table:style-name="ce86" office:value-type="string">
            <text:p>NTCS0805E3103JMT</text:p>
          </table:table-cell>
          <table:table-cell table:style-name="ce70" office:value-type="float" office:value="0.25">
            <text:p>0.250</text:p>
          </table:table-cell>
          <table:table-cell table:style-name="ce77" office:value-type="float" office:value="250">
            <text:p>250</text:p>
          </table:table-cell>
          <table:table-cell table:style-name="ce95" office:value-type="string">
            <text:p>NTCS0805E3103JMT</text:p>
          </table:table-cell>
          <table:table-cell table:style-name="ce44" office:value-type="float" office:value="0.1132">
            <text:p>0.113</text:p>
          </table:table-cell>
          <table:table-cell table:style-name="ce77" office:value-type="float" office:value="15">
            <text:p>15</text:p>
          </table:table-cell>
          <table:table-cell table:style-name="ce103"/>
          <table:table-cell table:style-name="ce77" table:formula="of:=IF([.W44]&lt;&gt;&quot;&quot;;&quot;&quot;;[.B44])" office:value-type="float" office:value="2">
            <text:p>2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0" table:formula="of:=IF([.B44]&lt;&gt;&quot;&quot;;MIN([.H44];[.K44];[.N44];[.R44];[.U44]);&quot;&quot;)" office:value-type="currency" office:currency="EUR" office:value="0.1132">
            <text:p>0.113 €</text:p>
          </table:table-cell>
          <table:table-cell table:style-name="ce114" table:formula="of:=[.B44]" office:value-type="float" office:value="2">
            <text:p>2</text:p>
          </table:table-cell>
          <table:table-cell table:style-name="ce131" table:formula="of:=[.Z44]*[.AA44]" office:value-type="float" office:value="0.2264">
            <text:p>0.2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P716NH6327XTSA1</text:p>
            <text:p/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1, Q6</text:p>
          </table:table-cell>
          <table:table-cell table:style-name="ce13" office:value-type="string">
            <text:p>2803380</text:p>
          </table:table-cell>
          <table:table-cell table:style-name="ce13" office:value-type="string">
            <text:p>BSP716NH6327XTSA1 </text:p>
          </table:table-cell>
          <table:table-cell table:style-name="ce43" office:value-type="float" office:value="0.378">
            <text:p>0.3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P716NH6327XTSA1CT-ND </text:p>
          </table:table-cell>
          <table:table-cell table:style-name="ce69" office:value-type="float" office:value="0.372">
            <text:p>0.37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26-BSP716NH6327XTSA</text:p>
          </table:table-cell>
          <table:table-cell table:style-name="ce69" office:value-type="float" office:value="0.333">
            <text:p>0.33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BSP716NH6327XTSA1</text:p>
          </table:table-cell>
          <table:table-cell table:style-name="ce43" office:value-type="float" office:value="0.201">
            <text:p>0.201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2">
            <text:p>2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0" table:formula="of:=IF([.B45]&lt;&gt;&quot;&quot;;MIN([.H45];[.K45];[.N45];[.R45];[.U45]);&quot;&quot;)" office:value-type="currency" office:currency="EUR" office:value="0.201">
            <text:p>0.201 €</text:p>
          </table:table-cell>
          <table:table-cell table:style-name="ce114" table:formula="of:=[.B45]" office:value-type="float" office:value="2">
            <text:p>2</text:p>
          </table:table-cell>
          <table:table-cell table:style-name="ce131" table:formula="of:=[.Z45]*[.AA45]" office:value-type="float" office:value="0.402">
            <text:p>0.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NTD5867NLT4G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2, Q3, Q7, Q8</text:p>
          </table:table-cell>
          <table:table-cell table:style-name="ce14" office:value-type="string">
            <text:p>1879964</text:p>
          </table:table-cell>
          <table:table-cell table:style-name="ce23" office:value-type="string">
            <text:p>NTD5867NLT4G </text:p>
          </table:table-cell>
          <table:table-cell table:style-name="ce44" office:value-type="float" office:value="0.493">
            <text:p>0.49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NTD5867NLT4GOSCT-ND </text:p>
          </table:table-cell>
          <table:table-cell table:style-name="ce70" office:value-type="float" office:value="0.458">
            <text:p>0.45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NTD5867NLT4G</text:p>
          </table:table-cell>
          <table:table-cell table:style-name="ce70" office:value-type="float" office:value="0.43">
            <text:p>0.43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2901</text:p>
          </table:table-cell>
          <table:table-cell table:style-name="ce86" office:value-type="string">
            <text:p>NTD5867NLT4G</text:p>
          </table:table-cell>
          <table:table-cell table:style-name="ce70" office:value-type="float" office:value="0.524">
            <text:p>0.52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NTD5867NLT4G</text:p>
          </table:table-cell>
          <table:table-cell table:style-name="ce44" office:value-type="float" office:value="0.31">
            <text:p>0.310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4">
            <text:p>4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31">
            <text:p>0.310 €</text:p>
          </table:table-cell>
          <table:table-cell table:style-name="ce114" table:formula="of:=[.B46]" office:value-type="float" office:value="4">
            <text:p>4</text:p>
          </table:table-cell>
          <table:table-cell table:style-name="ce131" table:formula="of:=[.Z46]*[.AA46]" office:value-type="float" office:value="1.24">
            <text:p>1.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3" office:value-type="string">
            <text:p>BSS205NH6327XTSA1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, Q9</text:p>
          </table:table-cell>
          <table:table-cell table:style-name="ce13" office:value-type="string">
            <text:p>2480648</text:p>
          </table:table-cell>
          <table:table-cell table:style-name="ce13" office:value-type="string">
            <text:p>BSS205NH6327XTSA1 </text:p>
          </table:table-cell>
          <table:table-cell table:style-name="ce43" office:value-type="float" office:value="0.257">
            <text:p>0.257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S205NH6327XTSA1CT-ND </text:p>
          </table:table-cell>
          <table:table-cell table:style-name="ce69" office:value-type="float" office:value="0.274">
            <text:p>0.27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BSS205NH6327XTSA1</text:p>
          </table:table-cell>
          <table:table-cell table:style-name="ce69" office:value-type="float" office:value="0.236">
            <text:p>0.2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92-2374</text:p>
          </table:table-cell>
          <table:table-cell table:style-name="ce13" office:value-type="string">
            <text:p>BSS205NH6327XTSA1</text:p>
          </table:table-cell>
          <table:table-cell table:style-name="ce69" office:value-type="float" office:value="0.108">
            <text:p>0.108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SS205NH6327XTSA1</text:p>
          </table:table-cell>
          <table:table-cell table:style-name="ce43" office:value-type="float" office:value="0.0968">
            <text:p>0.097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47]&lt;&gt;&quot;&quot;;&quot;&quot;;[.B47])" office:value-type="float" office:value="2">
            <text:p>2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0" table:formula="of:=IF([.B47]&lt;&gt;&quot;&quot;;MIN([.H47];[.K47];[.N47];[.R47];[.U47]);&quot;&quot;)" office:value-type="currency" office:currency="EUR" office:value="0.0968">
            <text:p>0.097 €</text:p>
          </table:table-cell>
          <table:table-cell table:style-name="ce114" table:formula="of:=[.B47]" office:value-type="float" office:value="2">
            <text:p>2</text:p>
          </table:table-cell>
          <table:table-cell table:style-name="ce131" table:formula="of:=[.Z47]*[.AA47]" office:value-type="float" office:value="0.1936">
            <text:p>0.19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5, Q10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4" office:value-type="float" office:value="0.224">
            <text:p>0.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.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.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BSS84P</text:p>
          </table:table-cell>
          <table:table-cell table:style-name="ce44" office:value-type="float" office:value="0.0599">
            <text:p>0.060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48]&lt;&gt;&quot;&quot;;&quot;&quot;;[.B48])" office:value-type="float" office:value="2">
            <text:p>2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0599">
            <text:p>0.060 €</text:p>
          </table:table-cell>
          <table:table-cell table:style-name="ce114" table:formula="of:=[.B48]" office:value-type="float" office:value="2">
            <text:p>2</text:p>
          </table:table-cell>
          <table:table-cell table:style-name="ce131" table:formula="of:=[.Z48]*[.AA48]" office:value-type="float" office:value="0.1198">
            <text:p>0.1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7">
            <text:p>47</text:p>
          </table:table-cell>
          <table:table-cell office:value-type="float" office:value="14">
            <text:p>14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1, R12, R13, R14, R15, R16, R17, R18, R20, R31, R33, R55, R57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3" office:value-type="float" office:value="0.0217">
            <text:p>0.02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0.0KCRCT-ND</text:p>
          </table:table-cell>
          <table:table-cell table:style-name="ce69" office:value-type="float" office:value="0.039">
            <text:p>0.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10KL</text:p>
          </table:table-cell>
          <table:table-cell table:style-name="ce69" office:value-type="float" office:value="0.014">
            <text:p>0.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69" office:value-type="float" office:value="0.002">
            <text:p>0.002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0805S8F1002T5E</text:p>
          </table:table-cell>
          <table:table-cell table:style-name="ce43" office:value-type="float" office:value="0.01355">
            <text:p>0.01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49]&lt;&gt;&quot;&quot;;&quot;&quot;;[.B49])" office:value-type="float" office:value="14">
            <text:p>14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0" table:formula="of:=IF([.B49]&lt;&gt;&quot;&quot;;MIN([.H49];[.K49];[.N49];[.R49];[.U49]);&quot;&quot;)" office:value-type="currency" office:currency="EUR" office:value="0.002">
            <text:p>0.002 €</text:p>
          </table:table-cell>
          <table:table-cell table:style-name="ce114" table:formula="of:=[.B49]" office:value-type="float" office:value="14">
            <text:p>14</text:p>
          </table:table-cell>
          <table:table-cell table:style-name="ce131" table:formula="of:=[.Z49]*[.AA49]" office:value-type="float" office:value="0.028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35, R36, R52, R59, R60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4" office:value-type="float" office:value="0.0503">
            <text:p>0.05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CRCT-ND</text:p>
          </table:table-cell>
          <table:table-cell table:style-name="ce70" office:value-type="float" office:value="0.071">
            <text:p>0.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1206FR-0710RL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085</text:p>
          </table:table-cell>
          <table:table-cell table:style-name="ce86" office:value-type="string">
            <text:p>CR1206-FX-10R0ELF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RCW120610R0FKTABC</text:p>
          </table:table-cell>
          <table:table-cell table:style-name="ce44" office:value-type="float" office:value="0.03096">
            <text:p>0.031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0]&lt;&gt;&quot;&quot;;&quot;&quot;;[.B50])" office:value-type="float" office:value="9">
            <text:p>9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0" table:formula="of:=IF([.B50]&lt;&gt;&quot;&quot;;MIN([.H50];[.K50];[.N50];[.R50];[.U50]);&quot;&quot;)" office:value-type="currency" office:currency="EUR" office:value="0.03096">
            <text:p>0.031 €</text:p>
          </table:table-cell>
          <table:table-cell table:style-name="ce114" table:formula="of:=[.B50]" office:value-type="float" office:value="9">
            <text:p>9</text:p>
          </table:table-cell>
          <table:table-cell table:style-name="ce131" table:formula="of:=[.Z50]*[.AA50]" office:value-type="float" office:value="0.27864">
            <text:p>0.27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13" office:value-type="string">
            <text:p>3K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1, R22, R41, R65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3" office:value-type="float" office:value="0.0097">
            <text:p>0.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9755CT-ND</text:p>
          </table:table-cell>
          <table:table-cell table:style-name="ce69" office:value-type="float" office:value="0.045">
            <text:p>0.045</text:p>
          </table:table-cell>
          <table:table-cell table:style-name="ce76" office:value-type="float" office:value="10">
            <text:p>10</text:p>
          </table:table-cell>
          <table:table-cell table:style-name="ce61"/>
          <table:table-cell table:style-name="ce69"/>
          <table:table-cell table:style-name="ce76"/>
          <table:table-cell table:style-name="ce85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69" office:value-type="float" office:value="0.027">
            <text:p>0.027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805S8F3301T5E</text:p>
          </table:table-cell>
          <table:table-cell table:style-name="ce43" office:value-type="float" office:value="0.0146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1]&lt;&gt;&quot;&quot;;&quot;&quot;;[.B51])" office:value-type="float" office:value="4">
            <text:p>4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0" table:formula="of:=IF([.B51]&lt;&gt;&quot;&quot;;MIN([.H51];[.K51];[.N51];[.R51];[.U51]);&quot;&quot;)" office:value-type="currency" office:currency="EUR" office:value="0.0097">
            <text:p>0.010 €</text:p>
          </table:table-cell>
          <table:table-cell table:style-name="ce114" table:formula="of:=[.B51]" office:value-type="float" office:value="4">
            <text:p>4</text:p>
          </table:table-cell>
          <table:table-cell table:style-name="ce131" table:formula="of:=[.Z51]*[.AA51]" office:value-type="float" office:value="0.0388">
            <text:p>0.03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49, R73</text:p>
          </table:table-cell>
          <table:table-cell table:style-name="ce14" office:value-type="string">
            <text:p>2447561</text:p>
          </table:table-cell>
          <table:table-cell table:style-name="ce23" office:value-type="string">
            <text:p>MCWR08X1200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86" office:value-type="string">
            <text:p>CRG0805F120R</text:p>
          </table:table-cell>
          <table:table-cell table:style-name="ce70" office:value-type="float" office:value="0.035">
            <text:p>0.035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1200T5E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2]&lt;&gt;&quot;&quot;;&quot;&quot;;[.B52])" office:value-type="float" office:value="3">
            <text:p>3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0" table:formula="of:=IF([.B52]&lt;&gt;&quot;&quot;;MIN([.H52];[.K52];[.N52];[.R52];[.U52]);&quot;&quot;)" office:value-type="currency" office:currency="EUR" office:value="0.0094">
            <text:p>0.009 €</text:p>
          </table:table-cell>
          <table:table-cell table:style-name="ce114" table:formula="of:=[.B52]" office:value-type="float" office:value="3">
            <text:p>3</text:p>
          </table:table-cell>
          <table:table-cell table:style-name="ce131" table:formula="of:=[.Z52]*[.AA52]" office:value-type="float" office:value="0.0282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43, R44, R67, R68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3" office:value-type="float" office:value="0.0094">
            <text:p>0.00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HM47KKCT-ND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47KL</text:p>
          </table:table-cell>
          <table:table-cell table:style-name="ce69" office:value-type="float" office:value="0.014">
            <text:p>0.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3" office:value-type="float" office:value="0.02227">
            <text:p>0.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3]&lt;&gt;&quot;&quot;;&quot;&quot;;[.B53])" office:value-type="float" office:value="5">
            <text:p>5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0" table:formula="of:=IF([.B53]&lt;&gt;&quot;&quot;;MIN([.H53];[.K53];[.N53];[.R53];[.U53]);&quot;&quot;)" office:value-type="currency" office:currency="EUR" office:value="0.0094">
            <text:p>0.009 €</text:p>
          </table:table-cell>
          <table:table-cell table:style-name="ce114" table:formula="of:=[.B53]" office:value-type="float" office:value="5">
            <text:p>5</text:p>
          </table:table-cell>
          <table:table-cell table:style-name="ce131" table:formula="of:=[.Z53]*[.AA53]" office:value-type="float" office:value="0.047">
            <text:p>0.04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0, R32, R54, R56</text:p>
          </table:table-cell>
          <table:table-cell table:style-name="ce14" office:value-type="string">
            <text:p>2447607</text:p>
          </table:table-cell>
          <table:table-cell table:style-name="ce23" office:value-type="string">
            <text:p>MCWR08X2202FTL</text:p>
          </table:table-cell>
          <table:table-cell table:style-name="ce44" office:value-type="float" office:value="0.0097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2K0CT-ND 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22K0FKEAC</text:p>
          </table:table-cell>
          <table:table-cell table:style-name="ce70" office:value-type="float" office:value="0.018">
            <text:p>0.018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679-1109</text:p>
          </table:table-cell>
          <table:table-cell table:style-name="ce86" office:value-type="string">
            <text:p>CRCW080522K0FKEA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J0223T5E</text:p>
          </table:table-cell>
          <table:table-cell table:style-name="ce44" office:value-type="float" office:value="0.0131">
            <text:p>0.01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4]&lt;&gt;&quot;&quot;;&quot;&quot;;[.B54])" office:value-type="float" office:value="4">
            <text:p>4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0" table:formula="of:=IF([.B54]&lt;&gt;&quot;&quot;;MIN([.H54];[.K54];[.N54];[.R54];[.U54]);&quot;&quot;)" office:value-type="currency" office:currency="EUR" office:value="0.0097">
            <text:p>0.010 €</text:p>
          </table:table-cell>
          <table:table-cell table:style-name="ce114" table:formula="of:=[.B54]" office:value-type="float" office:value="4">
            <text:p>4</text:p>
          </table:table-cell>
          <table:table-cell table:style-name="ce131" table:formula="of:=[.Z54]*[.AA54]" office:value-type="float" office:value="0.0388">
            <text:p>0.03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3">
            <text:p>53</text:p>
          </table:table-cell>
          <table:table-cell office:value-type="float" office:value="2">
            <text:p>2</text:p>
          </table:table-cell>
          <table:table-cell table:style-name="ce13" office:value-type="string">
            <text:p>R012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34, R58</text:p>
          </table:table-cell>
          <table:table-cell table:style-name="ce13" office:value-type="string">
            <text:p>2483605</text:p>
          </table:table-cell>
          <table:table-cell table:style-name="ce13" office:value-type="string">
            <text:p>TLM3AER012JTE</text:p>
          </table:table-cell>
          <table:table-cell table:style-name="ce43" office:value-type="float" office:value="0.161">
            <text:p>0.16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YAG2164CT-ND</text:p>
          </table:table-cell>
          <table:table-cell table:style-name="ce69" office:value-type="float" office:value="0.491">
            <text:p>0.491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279-RLP73V3AR012FTDF</text:p>
          </table:table-cell>
          <table:table-cell table:style-name="ce69" office:value-type="float" office:value="0.347">
            <text:p>0.34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69-5467</text:p>
          </table:table-cell>
          <table:table-cell table:style-name="ce13" office:value-type="string">
            <text:p>TLM3AER012FTE</text:p>
          </table:table-cell>
          <table:table-cell table:style-name="ce69" office:value-type="float" office:value="0.204">
            <text:p>0.204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LRP12FTWRR012</text:p>
          </table:table-cell>
          <table:table-cell table:style-name="ce43" office:value-type="float" office:value="0.14489">
            <text:p>0.145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55]&lt;&gt;&quot;&quot;;&quot;&quot;;[.B55])" office:value-type="float" office:value="2">
            <text:p>2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14489">
            <text:p>0.145 €</text:p>
          </table:table-cell>
          <table:table-cell table:style-name="ce114" table:formula="of:=[.B55]" office:value-type="float" office:value="2">
            <text:p>2</text:p>
          </table:table-cell>
          <table:table-cell table:style-name="ce131" table:formula="of:=[.Z55]*[.AA55]" office:value-type="float" office:value="0.28978">
            <text:p>0.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9, R45, R63, R69</text:p>
          </table:table-cell>
          <table:table-cell table:style-name="ce14" office:value-type="string">
            <text:p>2303701</text:p>
          </table:table-cell>
          <table:table-cell table:style-name="ce23" office:value-type="string">
            <text:p>ERJ6ENF3002V</text:p>
          </table:table-cell>
          <table:table-cell table:style-name="ce44" office:value-type="float" office:value="0.058">
            <text:p>0.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30.0KCCT-ND</text:p>
          </table:table-cell>
          <table:table-cell table:style-name="ce70" office:value-type="float" office:value="0.085">
            <text:p>0.08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3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SMD0805-30K-1%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6]&lt;&gt;&quot;&quot;;&quot;&quot;;[.B56])" office:value-type="float" office:value="4">
            <text:p>4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0" table:formula="of:=IF([.B56]&lt;&gt;&quot;&quot;;MIN([.H56];[.K56];[.N56];[.R56];[.U56]);&quot;&quot;)" office:value-type="currency" office:currency="EUR" office:value="0.014">
            <text:p>0.014 €</text:p>
          </table:table-cell>
          <table:table-cell table:style-name="ce114" table:formula="of:=[.B56]" office:value-type="float" office:value="4">
            <text:p>4</text:p>
          </table:table-cell>
          <table:table-cell table:style-name="ce131" table:formula="of:=[.Z56]*[.AA56]" office:value-type="float" office:value="0.056">
            <text:p>0.05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3K9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6, R70</text:p>
          </table:table-cell>
          <table:table-cell table:style-name="ce13" office:value-type="string">
            <text:p>2447654</text:p>
          </table:table-cell>
          <table:table-cell table:style-name="ce13" office:value-type="string">
            <text:p>MCWR08X3901FTL</text:p>
          </table:table-cell>
          <table:table-cell table:style-name="ce43" office:value-type="float" office:value="0.0096">
            <text:p>0.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69CT-ND</text:p>
          </table:table-cell>
          <table:table-cell table:style-name="ce69" office:value-type="float" office:value="0.0184">
            <text:p>0.018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652-CR0805FX-3901ELF</text:p>
          </table:table-cell>
          <table:table-cell table:style-name="ce69" office:value-type="float" office:value="0.008">
            <text:p>0.00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06</text:p>
          </table:table-cell>
          <table:table-cell table:style-name="ce13" office:value-type="string">
            <text:p>CRG0805F3K9</text:p>
          </table:table-cell>
          <table:table-cell table:style-name="ce69" office:value-type="float" office:value="0.021">
            <text:p>0.021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3901T5E</text:p>
          </table:table-cell>
          <table:table-cell table:style-name="ce43" office:value-type="float" office:value="0.01452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7]&lt;&gt;&quot;&quot;;&quot;&quot;;[.B57])" office:value-type="float" office:value="2">
            <text:p>2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0" table:formula="of:=IF([.B57]&lt;&gt;&quot;&quot;;MIN([.H57];[.K57];[.N57];[.R57];[.U57]);&quot;&quot;)" office:value-type="currency" office:currency="EUR" office:value="0.008">
            <text:p>0.008 €</text:p>
          </table:table-cell>
          <table:table-cell table:style-name="ce114" table:formula="of:=[.B57]" office:value-type="float" office:value="2">
            <text:p>2</text:p>
          </table:table-cell>
          <table:table-cell table:style-name="ce131" table:formula="of:=[.Z57]*[.AA57]" office:value-type="float" office:value="0.016">
            <text:p>0.01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7, R71</text:p>
          </table:table-cell>
          <table:table-cell table:style-name="ce14" office:value-type="string">
            <text:p>2447563</text:p>
          </table:table-cell>
          <table:table-cell table:style-name="ce23" office:value-type="string">
            <text:p>MCWR08X1202FTL </text:p>
          </table:table-cell>
          <table:table-cell table:style-name="ce44" office:value-type="float" office:value="0.0099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37CT-ND </text:p>
          </table:table-cell>
          <table:table-cell table:style-name="ce70" office:value-type="float" office:value="0.047">
            <text:p>0.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K0FKEA</text:p>
          </table:table-cell>
          <table:table-cell table:style-name="ce70" office:value-type="float" office:value="0.058">
            <text:p>0.05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78</text:p>
          </table:table-cell>
          <table:table-cell table:style-name="ce86" office:value-type="string">
            <text:p>CRG0805F12K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SMD0805-12K-1% </text:p>
          </table:table-cell>
          <table:table-cell table:style-name="ce44" office:value-type="float" office:value="0.01439">
            <text:p>0.01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8]&lt;&gt;&quot;&quot;;&quot;&quot;;[.B58])" office:value-type="float" office:value="2">
            <text:p>2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0" table:formula="of:=IF([.B58]&lt;&gt;&quot;&quot;;MIN([.H58];[.K58];[.N58];[.R58];[.U58]);&quot;&quot;)" office:value-type="currency" office:currency="EUR" office:value="0.0099">
            <text:p>0.010 €</text:p>
          </table:table-cell>
          <table:table-cell table:style-name="ce114" table:formula="of:=[.B58]" office:value-type="float" office:value="2">
            <text:p>2</text:p>
          </table:table-cell>
          <table:table-cell table:style-name="ce131" table:formula="of:=[.Z58]*[.AA58]" office:value-type="float" office:value="0.0198">
            <text:p>0.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3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8, R72</text:p>
          </table:table-cell>
          <table:table-cell table:style-name="ce13" office:value-type="string">
            <text:p>2447652</text:p>
          </table:table-cell>
          <table:table-cell table:style-name="ce13" office:value-type="string">
            <text:p>MCWR08X3601FTL</text:p>
          </table:table-cell>
          <table:table-cell table:style-name="ce43" office:value-type="float" office:value="0.0096">
            <text:p>0.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3K60CT-ND </text:p>
          </table:table-cell>
          <table:table-cell table:style-name="ce69" office:value-type="float" office:value="0.0095">
            <text:p>0.01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603-RT0805FRE073K6L</text:p>
          </table:table-cell>
          <table:table-cell table:style-name="ce69" office:value-type="float" office:value="0.017">
            <text:p>0.01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865-4425</text:p>
          </table:table-cell>
          <table:table-cell table:style-name="ce13" office:value-type="string">
            <text:p>ERJU06F3601V</text:p>
          </table:table-cell>
          <table:table-cell table:style-name="ce69" office:value-type="float" office:value="0.039">
            <text:p>0.039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3601T5E</text:p>
          </table:table-cell>
          <table:table-cell table:style-name="ce43" office:value-type="float" office:value="0.007">
            <text:p>0.007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9]&lt;&gt;&quot;&quot;;&quot;&quot;;[.B59])" office:value-type="float" office:value="2">
            <text:p>2</text:p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0.007">
            <text:p>0.007 €</text:p>
          </table:table-cell>
          <table:table-cell table:style-name="ce114" table:formula="of:=[.B59]" office:value-type="float" office:value="2">
            <text:p>2</text:p>
          </table:table-cell>
          <table:table-cell table:style-name="ce131" table:formula="of:=[.Z59]*[.AA59]" office:value-type="float" office:value="0.014">
            <text:p>0.014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0, R74</text:p>
          </table:table-cell>
          <table:table-cell table:style-name="ce14" office:value-type="string">
            <text:p>2138981</text:p>
          </table:table-cell>
          <table:table-cell table:style-name="ce23" office:value-type="string">
            <text:p>CRCW080511K8FKEA. </text:p>
          </table:table-cell>
          <table:table-cell table:style-name="ce44" office:value-type="float" office:value="0.0397">
            <text:p>0.04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1.8KCRCT-ND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1K8L</text:p>
          </table:table-cell>
          <table:table-cell table:style-name="ce70" office:value-type="float" office:value="0.01">
            <text:p>0.010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679-0847</text:p>
          </table:table-cell>
          <table:table-cell table:style-name="ce86" office:value-type="string">
            <text:p>CRCW080511K8FKEA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1182T5E</text:p>
          </table:table-cell>
          <table:table-cell table:style-name="ce44" office:value-type="float" office:value="0.01364">
            <text:p>0.01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0]&lt;&gt;&quot;&quot;;&quot;&quot;;[.B60])" office:value-type="float" office:value="2">
            <text:p>2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0" table:formula="of:=IF([.B60]&lt;&gt;&quot;&quot;;MIN([.H60];[.K60];[.N60];[.R60];[.U60]);&quot;&quot;)" office:value-type="currency" office:currency="EUR" office:value="0.01">
            <text:p>0.010 €</text:p>
          </table:table-cell>
          <table:table-cell table:style-name="ce114" table:formula="of:=[.B60]" office:value-type="float" office:value="2">
            <text:p>2</text:p>
          </table:table-cell>
          <table:table-cell table:style-name="ce131" table:formula="of:=[.Z60]*[.AA60]" office:value-type="float" office:value="0.02">
            <text:p>0.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1, R75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3" office:value-type="float" office:value="0.0188">
            <text:p>0.01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41CT-ND </text:p>
          </table:table-cell>
          <table:table-cell table:style-name="ce69" office:value-type="float" office:value="0.041">
            <text:p>0.041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5K0FKEBC</text:p>
          </table:table-cell>
          <table:table-cell table:style-name="ce69" office:value-type="float" office:value="0.013">
            <text:p>0.0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69" office:value-type="float" office:value="0.023">
            <text:p>0.023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3" office:value-type="float" office:value="0.01307">
            <text:p>0.01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1]&lt;&gt;&quot;&quot;;&quot;&quot;;[.B61])" office:value-type="float" office:value="2">
            <text:p>2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0" table:formula="of:=IF([.B61]&lt;&gt;&quot;&quot;;MIN([.H61];[.K61];[.N61];[.R61];[.U61]);&quot;&quot;)" office:value-type="currency" office:currency="EUR" office:value="0.013">
            <text:p>0.013 €</text:p>
          </table:table-cell>
          <table:table-cell table:style-name="ce114" table:formula="of:=[.B61]" office:value-type="float" office:value="2">
            <text:p>2</text:p>
          </table:table-cell>
          <table:table-cell table:style-name="ce131" table:formula="of:=[.Z61]*[.AA61]" office:value-type="float" office:value="0.026">
            <text:p>0.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24, R25, R26, R27, R38, R62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4" office:value-type="float" office:value="0.0373">
            <text:p>0.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.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86" office:value-type="string">
            <text:p>CRCW08052K20FKEA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2201T5E</text:p>
          </table:table-cell>
          <table:table-cell table:style-name="ce44" office:value-type="float" office:value="0.02234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2]&lt;&gt;&quot;&quot;;&quot;&quot;;[.B62])" office:value-type="float" office:value="7">
            <text:p>7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0.02234">
            <text:p>0.022 €</text:p>
          </table:table-cell>
          <table:table-cell table:style-name="ce114" table:formula="of:=[.B62]" office:value-type="float" office:value="7">
            <text:p>7</text:p>
          </table:table-cell>
          <table:table-cell table:style-name="ce131" table:formula="of:=[.Z62]*[.AA62]" office:value-type="float" office:value="0.15638">
            <text:p>0.1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1">
            <text:p>61</text:p>
          </table:table-cell>
          <table:table-cell office:value-type="float" office:value="8">
            <text:p>8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29, R40, R42, R53, R64, R66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3" office:value-type="float" office:value="0.0581">
            <text:p>0.05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86.6KCRCT-ND 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T0805FRE0786K6L </text:p>
          </table:table-cell>
          <table:table-cell table:style-name="ce69" office:value-type="float" office:value="0.056">
            <text:p>0.05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CRCW080586K6FKTABC</text:p>
          </table:table-cell>
          <table:table-cell table:style-name="ce43" office:value-type="float" office:value="0.02506">
            <text:p>0.02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3]&lt;&gt;&quot;&quot;;&quot;&quot;;[.B63])" office:value-type="float" office:value="8">
            <text:p>8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0" table:formula="of:=IF([.B63]&lt;&gt;&quot;&quot;;MIN([.H63];[.K63];[.N63];[.R63];[.U63]);&quot;&quot;)" office:value-type="currency" office:currency="EUR" office:value="0.02506">
            <text:p>0.025 €</text:p>
          </table:table-cell>
          <table:table-cell table:style-name="ce114" table:formula="of:=[.B63]" office:value-type="float" office:value="8">
            <text:p>8</text:p>
          </table:table-cell>
          <table:table-cell table:style-name="ce131" table:formula="of:=[.Z63]*[.AA63]" office:value-type="float" office:value="0.20048">
            <text:p>0.2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4" office:value-type="float" office:value="0.01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61CT-ND </text:p>
          </table:table-cell>
          <table:table-cell table:style-name="ce70" office:value-type="float" office:value="0.046">
            <text:p>0.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3ELF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72</text:p>
          </table:table-cell>
          <table:table-cell table:style-name="ce86" office:value-type="string">
            <text:p>CRCW0805330KFKEA</text:p>
          </table:table-cell>
          <table:table-cell table:style-name="ce70" office:value-type="float" office:value="0.038">
            <text:p>0.038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SMD0805-330K-1%</text:p>
          </table:table-cell>
          <table:table-cell table:style-name="ce44" office:value-type="float" office:value="0.01451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0" table:formula="of:=IF([.B64]&lt;&gt;&quot;&quot;;MIN([.H64];[.K64];[.N64];[.R64];[.U64]);&quot;&quot;)" office:value-type="currency" office:currency="EUR" office:value="0.01">
            <text:p>0.010 €</text:p>
          </table:table-cell>
          <table:table-cell table:style-name="ce114" table:formula="of:=[.B64]" office:value-type="float" office:value="1">
            <text:p>1</text:p>
          </table:table-cell>
          <table:table-cell table:style-name="ce131" table:formula="of:=[.Z64]*[.AA64]" office:value-type="float" office:value="0.01">
            <text:p>0.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3" office:value-type="float" office:value="0.0688">
            <text:p>0.06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CAY16-330J4LFCT-ND</text:p>
          </table:table-cell>
          <table:table-cell table:style-name="ce69" office:value-type="float" office:value="0.09">
            <text:p>0.0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CAY16-330J4LF</text:p>
          </table:table-cell>
          <table:table-cell table:style-name="ce69" office:value-type="float" office:value="0.085">
            <text:p>0.08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69" office:value-type="float" office:value="0.004">
            <text:p>0.004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3" office:value-type="float" office:value="0.00885">
            <text:p>0.00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5]&lt;&gt;&quot;&quot;;&quot;&quot;;[.B65])" office:value-type="float" office:value="1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0" table:formula="of:=IF([.B65]&lt;&gt;&quot;&quot;;MIN([.H65];[.K65];[.N65];[.R65];[.U65]);&quot;&quot;)" office:value-type="currency" office:currency="EUR" office:value="0.004">
            <text:p>0.004 €</text:p>
          </table:table-cell>
          <table:table-cell table:style-name="ce114" table:formula="of:=[.B65]" office:value-type="float" office:value="1">
            <text:p>1</text:p>
          </table:table-cell>
          <table:table-cell table:style-name="ce131" table:formula="of:=[.Z65]*[.AA65]" office:value-type="float" office:value="0.004">
            <text:p>0.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4" office:value-type="float" office:value="0.827">
            <text:p>0.82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RF0703-821MCT-ND</text:p>
          </table:table-cell>
          <table:table-cell table:style-name="ce70" office:value-type="float" office:value="0.9">
            <text:p>0.9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RF0703-821M</text:p>
          </table:table-cell>
          <table:table-cell table:style-name="ce70" office:value-type="float" office:value="0.681">
            <text:p>0.68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66]&lt;&gt;&quot;&quot;;&quot;&quot;;[.B66])" office:value-type="float" office:value="1">
            <text:p>1</text:p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0" table:formula="of:=IF([.B66]&lt;&gt;&quot;&quot;;MIN([.H66];[.K66];[.N66];[.R66];[.U66]);&quot;&quot;)" office:value-type="currency" office:currency="EUR" office:value="0.681">
            <text:p>0.681 €</text:p>
          </table:table-cell>
          <table:table-cell table:style-name="ce114" table:formula="of:=[.B66]" office:value-type="float" office:value="1">
            <text:p>1</text:p>
          </table:table-cell>
          <table:table-cell table:style-name="ce131" table:formula="of:=[.Z66]*[.AA66]" office:value-type="float" office:value="0.681">
            <text:p>0.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3" office:value-type="float" office:value="0.367">
            <text:p>0.367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WM3800-ND</text:p>
          </table:table-cell>
          <table:table-cell table:style-name="ce69" office:value-type="float" office:value="0.53">
            <text:p>0.5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8-39-28-1023 </text:p>
          </table:table-cell>
          <table:table-cell table:style-name="ce69" office:value-type="float" office:value="0.53">
            <text:p>0.53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69" office:value-type="float" office:value="0.354">
            <text:p>0.354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3" office:value-type="float" office:value="0.3394">
            <text:p>0.339</text:p>
          </table:table-cell>
          <table:table-cell table:style-name="ce76" office:value-type="float" office:value="5">
            <text:p>5</text:p>
          </table:table-cell>
          <table:table-cell table:style-name="ce102" table:formula="of:=[.B67]" office:value-type="float" office:value="1">
            <text:p>1</text:p>
          </table:table-cell>
          <table:table-cell table:style-name="ce76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0" table:formula="of:=IF([.B67]&lt;&gt;&quot;&quot;;MIN([.H67];[.K67];[.N67];[.R67];[.U67]);&quot;&quot;)" office:value-type="currency" office:currency="EUR" office:value="0.3394">
            <text:p>0.339 €</text:p>
          </table:table-cell>
          <table:table-cell table:style-name="ce114" table:formula="of:=[.B67]" office:value-type="float" office:value="1">
            <text:p>1</text:p>
          </table:table-cell>
          <table:table-cell table:style-name="ce131" table:formula="of:=[.Z67]*[.AA67]" office:value-type="float" office:value="0.3394">
            <text:p>0.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S2111EC-14-ND</text:p>
          </table:table-cell>
          <table:table-cell table:style-name="ce70" office:value-type="float" office:value="1.03">
            <text:p>1.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49-77317-104-28LF</text:p>
          </table:table-cell>
          <table:table-cell table:style-name="ce70" office:value-type="float" office:value="1.54">
            <text:p>1.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68]" office:value-type="float" office:value="1">
            <text:p>1</text:p>
          </table:table-cell>
          <table:table-cell table:style-name="ce77" table:formula="of:=IF([.W68]&lt;&gt;&quot;&quot;;&quot;&quot;;[.B68])">
            <text:p/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Digikey">
            <text:p>Digikey</text:p>
          </table:table-cell>
          <table:table-cell table:style-name="ce120" table:formula="of:=IF([.B68]&lt;&gt;&quot;&quot;;MIN([.H68];[.K68];[.N68];[.R68];[.U68]);&quot;&quot;)" office:value-type="currency" office:currency="EUR" office:value="1.03">
            <text:p>1.03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1" table:formula="of:=[.Z68]*[.AA68]" office:value-type="float" office:value="1.03">
            <text:p>1.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DS1024-2*5R0</text:p>
          </table:table-cell>
          <table:table-cell table:style-name="ce22" office:value-type="string">
            <text:p><text:span text:style-name="T1">THT</text:span>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3" office:value-type="float" office:value="0.91">
            <text:p>0.9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9202-ND</text:p>
          </table:table-cell>
          <table:table-cell table:style-name="ce69" office:value-type="float" office:value="0.72">
            <text:p>0.7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10-613010243121</text:p>
          </table:table-cell>
          <table:table-cell table:style-name="ce69" office:value-type="float" office:value="0.95">
            <text:p>0.95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69" office:value-type="float" office:value="0.95">
            <text:p>0.95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3" office:value-type="float" office:value="0.3011">
            <text:p>0.301</text:p>
          </table:table-cell>
          <table:table-cell table:style-name="ce76" office:value-type="float" office:value="2">
            <text:p>2</text:p>
          </table:table-cell>
          <table:table-cell table:style-name="ce102" table:formula="of:=[.B69]" office:value-type="float" office:value="1">
            <text:p>1</text:p>
          </table:table-cell>
          <table:table-cell table:style-name="ce76" table:formula="of:=IF([.W69]&lt;&gt;&quot;&quot;;&quot;&quot;;[.B69])">
            <text:p/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3011">
            <text:p>0.301 €</text:p>
          </table:table-cell>
          <table:table-cell table:style-name="ce114" table:formula="of:=[.B69]" office:value-type="float" office:value="1">
            <text:p>1</text:p>
          </table:table-cell>
          <table:table-cell table:style-name="ce131" table:formula="of:=[.Z69]*[.AA69]" office:value-type="float" office:value="0.3011">
            <text:p>0.30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 office:value-type="string">
            <text:p>XTAL; 7.5x5.1x1.4mm</text:p>
          </table:table-cell>
          <table:table-cell table:style-name="ce14" office:value-type="string">
            <text:p>Y1</text:p>
          </table:table-cell>
          <table:table-cell table:style-name="ce14" office:value-type="string">
            <text:p>1276696</text:p>
          </table:table-cell>
          <table:table-cell table:style-name="ce23" office:value-type="string">
            <text:p>LFXTAL026392</text:p>
          </table:table-cell>
          <table:table-cell table:style-name="ce44" office:value-type="float" office:value="1.25">
            <text:p>1.2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923-1009-ND</text:p>
          </table:table-cell>
          <table:table-cell table:style-name="ce70" office:value-type="float" office:value="0.85">
            <text:p>0.8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449-LFXTAL026392BULK</text:p>
          </table:table-cell>
          <table:table-cell table:style-name="ce70" office:value-type="float" office:value="0.972">
            <text:p>0.97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48-4357</text:p>
          </table:table-cell>
          <table:table-cell table:style-name="ce86" office:value-type="string">
            <text:p>LFXTAL026392</text:p>
          </table:table-cell>
          <table:table-cell table:style-name="ce70" office:value-type="float" office:value="0.96">
            <text:p>0.960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16.00M-12SM</text:p>
          </table:table-cell>
          <table:table-cell table:style-name="ce44" office:value-type="float" office:value="0.95">
            <text:p>0.9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70]&lt;&gt;&quot;&quot;;&quot;&quot;;[.B70])" office:value-type="float" office:value="1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Digikey">
            <text:p>Digikey</text:p>
          </table:table-cell>
          <table:table-cell table:style-name="ce120" table:formula="of:=IF([.B70]&lt;&gt;&quot;&quot;;MIN([.H70];[.K70];[.N70];[.R70];[.U70]);&quot;&quot;)" office:value-type="currency" office:currency="EUR" office:value="0.85">
            <text:p>0.850 €</text:p>
          </table:table-cell>
          <table:table-cell table:style-name="ce114" table:formula="of:=[.B70]" office:value-type="float" office:value="1">
            <text:p>1</text:p>
          </table:table-cell>
          <table:table-cell table:style-name="ce131" table:formula="of:=[.Z70]*[.AA70]" office:value-type="float" office:value="0.85">
            <text:p>0.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3">
            <text:p>3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, ZD2, ZD3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3" office:value-type="float" office:value="0.144">
            <text:p>0.14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MAJ51ALFCT-ND</text:p>
          </table:table-cell>
          <table:table-cell table:style-name="ce69" office:value-type="float" office:value="0.37">
            <text:p>0.37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MAJ51A</text:p>
          </table:table-cell>
          <table:table-cell table:style-name="ce69" office:value-type="float" office:value="0.463">
            <text:p>0.463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69" office:value-type="float" office:value="0.32">
            <text:p>0.32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3" office:value-type="float" office:value="0.2013">
            <text:p>0.201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71]&lt;&gt;&quot;&quot;;&quot;&quot;;[.B71])" office:value-type="float" office:value="3">
            <text:p>3</text:p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0" table:formula="of:=IF([.B71]&lt;&gt;&quot;&quot;;MIN([.H71];[.K71];[.N71];[.R71];[.U71]);&quot;&quot;)" office:value-type="currency" office:currency="EUR" office:value="0.144">
            <text:p>0.144 €</text:p>
          </table:table-cell>
          <table:table-cell table:style-name="ce114" table:formula="of:=[.B71]" office:value-type="float" office:value="3">
            <text:p>3</text:p>
          </table:table-cell>
          <table:table-cell table:style-name="ce131" table:formula="of:=[.Z71]*[.AA71]" office:value-type="float" office:value="0.432">
            <text:p>0.43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3Z9V1T1G</text:p>
            <text:p/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, ZD4</text:p>
          </table:table-cell>
          <table:table-cell table:style-name="ce14" office:value-type="string">
            <text:p>2463517</text:p>
          </table:table-cell>
          <table:table-cell table:style-name="ce23" office:value-type="string">
            <text:p>MM3Z9V1T1G </text:p>
          </table:table-cell>
          <table:table-cell table:style-name="ce44" office:value-type="float" office:value="0.124">
            <text:p>0.1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3Z9V1T1GOSCT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3Z9V1T1G</text:p>
          </table:table-cell>
          <table:table-cell table:style-name="ce70" office:value-type="float" office:value="0.108">
            <text:p>0.1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02-4653</text:p>
          </table:table-cell>
          <table:table-cell table:style-name="ce86" office:value-type="string">
            <text:p>MM3Z9V1T1G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200">
            <text:p>200</text:p>
          </table:table-cell>
          <table:table-cell table:style-name="ce95" office:value-type="string">
            <text:p>MM3Z9V1T1G</text:p>
          </table:table-cell>
          <table:table-cell table:style-name="ce44" office:value-type="float" office:value="0.0204">
            <text:p>0.020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72]&lt;&gt;&quot;&quot;;&quot;&quot;;[.B72])" office:value-type="float" office:value="2">
            <text:p>2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0204">
            <text:p>0.020 €</text:p>
          </table:table-cell>
          <table:table-cell table:style-name="ce114" table:formula="of:=[.B72]" office:value-type="float" office:value="2">
            <text:p>2</text:p>
          </table:table-cell>
          <table:table-cell table:style-name="ce131" table:formula="of:=[.Z72]*[.AA72]" office:value-type="float" office:value="0.0408">
            <text:p>0.041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72])" office:value-type="float" office:value="13">
            <text:p>13</text:p>
          </table:table-cell>
          <table:table-cell table:style-name="ce108" table:formula="of:=SUM([.X3:.X72])" office:value-type="float" office:value="198">
            <text:p>198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72])" office:value-type="currency" office:currency="EUR" office:value="40.98852">
            <text:p>40.99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58, C7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77]&lt;&gt;&quot;&quot;;&quot;&quot;;[.B77])" office:value-type="float" office:value="3">
            <text:p>3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0" table:formula="of:=IF([.B77]&lt;&gt;&quot;&quot;;MIN([.H77];[.K77];[.N77];[.R77];[.U77]);&quot;&quot;)" office:value-type="currency" office:currency="EUR" office:value="0">
            <text:p>0.000 €</text:p>
          </table:table-cell>
          <table:table-cell table:style-name="ce114" table:formula="of:=[.B77]" office:value-type="float" office:value="3">
            <text:p>3</text:p>
          </table:table-cell>
          <table:table-cell table:style-name="ce131" table:formula="of:=[.Z77]*[.AA77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25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.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.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.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.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.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8]&lt;&gt;&quot;&quot;;&quot;&quot;;[.B78])" office:value-type="float" office:value="1">
            <text:p>1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Mouser">
            <text:p>Mouser</text:p>
          </table:table-cell>
          <table:table-cell table:style-name="ce120" table:formula="of:=IF([.B78]&lt;&gt;&quot;&quot;;MIN([.H78];[.K78];[.N78];[.R78];[.U78]);&quot;&quot;)" office:value-type="currency" office:currency="EUR" office:value="0.007">
            <text:p>0.007 €</text:p>
          </table:table-cell>
          <table:table-cell table:style-name="ce114" table:formula="of:=[.B78]" office:value-type="float" office:value="1">
            <text:p>1</text:p>
          </table:table-cell>
          <table:table-cell table:style-name="ce131" table:formula="of:=[.Z78]*[.AA78]" office:value-type="float" office:value="0.007">
            <text:p>0.007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5, D10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D7, D12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PD4E001DRLR</text:p>
            <text:p/>
          </table:table-cell>
          <table:table-cell table:style-name="ce23"/>
          <table:table-cell table:style-name="ce14" office:value-type="string">
            <text:p>IC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81]&lt;&gt;&quot;&quot;;&quot;&quot;;[.B81])" office:value-type="float" office:value="1">
            <text:p>1</text:p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0" table:formula="of:=IF([.B81]&lt;&gt;&quot;&quot;;MIN([.H81];[.K81];[.N81];[.R81];[.U81]);&quot;&quot;)" office:value-type="currency" office:currency="EUR" office:value="0">
            <text:p>0.000 €</text:p>
          </table:table-cell>
          <table:table-cell table:style-name="ce114" table:formula="of:=[.B81]" office:value-type="float" office:value="1">
            <text:p>1</text:p>
          </table:table-cell>
          <table:table-cell table:style-name="ce131" table:formula="of:=[.Z81]*[.AA81]" office:value-type="float" office:value="0">
            <text:p>0.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 table:formula="of:=[.B82]" office:value-type="float" office:value="1">
            <text:p>1</text:p>
          </table:table-cell>
          <table:table-cell table:style-name="ce76" table:formula="of:=IF([.W82]&lt;&gt;&quot;&quot;;&quot;&quot;;[.B82])">
            <text:p/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0" table:formula="of:=IF([.B82]&lt;&gt;&quot;&quot;;MIN([.H82];[.K82];[.N82];[.R82];[.U82]);&quot;&quot;)" office:value-type="currency" office:currency="EUR" office:value="0">
            <text:p>0.000 €</text:p>
          </table:table-cell>
          <table:table-cell table:style-name="ce114" table:formula="of:=[.B82]" office:value-type="float" office:value="1">
            <text:p>1</text:p>
          </table:table-cell>
          <table:table-cell table:style-name="ce131" table:formula="of:=[.Z82]*[.AA82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4" office:value-type="float" office:value="0.195">
            <text:p>0.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.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86" office:value-type="string">
            <text:p>35204K7JT</text:p>
          </table:table-cell>
          <table:table-cell table:style-name="ce70" office:value-type="float" office:value="1.37">
            <text:p>1.370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RCW25124K70FKTHBC</text:p>
          </table:table-cell>
          <table:table-cell table:style-name="ce44" office:value-type="float" office:value="0.11315">
            <text:p>0.113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11315">
            <text:p>0.113 €</text:p>
          </table:table-cell>
          <table:table-cell table:style-name="ce114" table:formula="of:=[.B83]" office:value-type="float" office:value="1">
            <text:p>1</text:p>
          </table:table-cell>
          <table:table-cell table:style-name="ce131" table:formula="of:=[.Z83]*[.AA83]" office:value-type="float" office:value="0.11315">
            <text:p>0.113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9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7, R61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3" office:value-type="float" office:value="0.0688">
            <text:p>0.06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CAY16-330J4LFCT-ND</text:p>
          </table:table-cell>
          <table:table-cell table:style-name="ce69" office:value-type="float" office:value="0.09">
            <text:p>0.0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CAY16-330J4LF</text:p>
          </table:table-cell>
          <table:table-cell table:style-name="ce69" office:value-type="float" office:value="0.085">
            <text:p>0.08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69" office:value-type="float" office:value="0.004">
            <text:p>0.004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3" office:value-type="float" office:value="0.00885">
            <text:p>0.00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6]&lt;&gt;&quot;&quot;;&quot;&quot;;[.B86])" office:value-type="float" office:value="1">
            <text:p>1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RS">
            <text:p>RS</text:p>
          </table:table-cell>
          <table:table-cell table:style-name="ce120" table:formula="of:=IF([.B86]&lt;&gt;&quot;&quot;;MIN([.H86];[.K86];[.N86];[.R86];[.U86]);&quot;&quot;)" office:value-type="currency" office:currency="EUR" office:value="0.004">
            <text:p>0.004 €</text:p>
          </table:table-cell>
          <table:table-cell table:style-name="ce114" table:formula="of:=[.B86]" office:value-type="float" office:value="1">
            <text:p>1</text:p>
          </table:table-cell>
          <table:table-cell table:style-name="ce131" table:formula="of:=[.Z86]*[.AA86]" office:value-type="float" office:value="0.004">
            <text:p>0.00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  <text:p/>
          </table:table-cell>
          <table:table-cell table:style-name="ce23" office:value-type="string">
            <text:p>THT</text:p>
          </table:table-cell>
          <table:table-cell table:style-name="ce14" office:value-type="string">
            <text:p>X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table:formula="of:=[.B87]" office:value-type="float" office:value="1">
            <text:p>1</text:p>
          </table:table-cell>
          <table:table-cell table:style-name="ce77" table:formula="of:=IF([.W87]&lt;&gt;&quot;&quot;;&quot;&quot;;[.B87])">
            <text:p/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">
            <text:p>0.000 €</text:p>
          </table:table-cell>
          <table:table-cell table:style-name="ce114" table:formula="of:=[.B87]" office:value-type="float" office:value="1">
            <text:p>1</text:p>
          </table:table-cell>
          <table:table-cell table:style-name="ce131" table:formula="of:=[.Z87]*[.AA87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PMB-1</text:p>
          </table:table-cell>
          <table:table-cell table:style-name="ce43" office:value-type="float" office:value="0.0723">
            <text:p>0.072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/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0" table:formula="of:=IF([.B90]&lt;&gt;&quot;&quot;;MIN([.H90];[.K90];[.N90];[.R90];[.U90]);&quot;&quot;)" office:value-type="currency" office:currency="EUR" office:value="0.0723">
            <text:p>0.072 €</text:p>
          </table:table-cell>
          <table:table-cell table:style-name="ce114" table:formula="of:=[.B90]" office:value-type="float" office:value="2">
            <text:p>2</text:p>
          </table:table-cell>
          <table:table-cell table:style-name="ce131" table:formula="of:=[.Z90]*[.AA90]" office:value-type="float" office:value="0.1446">
            <text:p>0.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14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4" office:value-type="float" office:value="21.15">
            <text:p>21.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.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86" office:value-type="string">
            <text:p>LRS-150F-48</text:p>
          </table:table-cell>
          <table:table-cell table:style-name="ce70" office:value-type="float" office:value="21.73">
            <text:p>21.73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LRS-150F-48</text:p>
          </table:table-cell>
          <table:table-cell table:style-name="ce44" office:value-type="float" office:value="15.65">
            <text:p>15.6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15.65">
            <text:p>15.650 €</text:p>
          </table:table-cell>
          <table:table-cell table:style-name="ce114" table:formula="of:=[.B91]" office:value-type="float" office:value="1">
            <text:p>1</text:p>
          </table:table-cell>
          <table:table-cell table:style-name="ce131" table:formula="of:=[.Z91]*[.AA91]" office:value-type="float" office:value="15.65">
            <text:p>15.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1866-4907-ND</text:p>
          </table:table-cell>
          <table:table-cell table:style-name="ce69" office:value-type="float" office:value="0.26">
            <text:p>0.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09-TBC-07</text:p>
          </table:table-cell>
          <table:table-cell table:style-name="ce69" office:value-type="float" office:value="0.292">
            <text:p>0.29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TBC-07</text:p>
          </table:table-cell>
          <table:table-cell table:style-name="ce43" office:value-type="float" office:value="0.26">
            <text:p>0.26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/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Digikey">
            <text:p>Digikey</text:p>
          </table:table-cell>
          <table:table-cell table:style-name="ce120" table:formula="of:=IF([.B92]&lt;&gt;&quot;&quot;;MIN([.H92];[.K92];[.N92];[.R92];[.U92]);&quot;&quot;)" office:value-type="currency" office:currency="EUR" office:value="0.26">
            <text:p>0.260 €</text:p>
          </table:table-cell>
          <table:table-cell table:style-name="ce114" table:formula="of:=[.B92]" office:value-type="float" office:value="1">
            <text:p>1</text:p>
          </table:table-cell>
          <table:table-cell table:style-name="ce131" table:formula="of:=[.Z92]*[.AA92]" office:value-type="float" office:value="0.26">
            <text:p>0.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32" table:formula="of:=SUM([.AB90:.AB92])" office:value-type="currency" office:currency="EUR" office:value="16.0546">
            <text:p>16.05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41/5/1.11" office:value-type="currency" office:currency="EUR" office:value="7.38738738738739">
            <text:p>7.387 €</text:p>
          </table:table-cell>
          <table:table-cell table:style-name="ce114" office:value-type="float" office:value="1">
            <text:p>1</text:p>
          </table:table-cell>
          <table:table-cell table:style-name="ce131" table:formula="of:=[.Z96]*[.AA96]" office:value-type="float" office:value="7.38738738738739">
            <text:p>7.387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96:.AB96])" office:value-type="currency" office:currency="EUR" office:value="7.38738738738739">
            <text:p>7.39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73]+[.AB93]+[.AB97]" office:value-type="currency" office:currency="EUR" office:value="64.4305073873874">
            <text:p>64.43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2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74">
          <table:table-cell table:number-columns-repeated="1024"/>
        </table:table-row>
        <table:table-row table:style-name="ro14" table:number-rows-repeated="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5:'EEZ PSU consolidated BOM'.AB72" table:contains-header="false">
          <table:sort>
            <table:sort-by table:field-number="3" table:data-type="automatic"/>
          </table:sort>
        </table:database-range>
        <table:database-range table:target-range-address="'EEZ PSU consolidated BOM'.A76:'EEZ PSU consolidated BOM'.AMJ8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10/08/2019</text:date>, <text:time>11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4, 2019-10-0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08T11:16:34</dc:date>
    <meta:editing-cycles>3114</meta:editing-cycles>
    <meta:editing-duration>P16DT5H2M40S</meta:editing-duration>
    <meta:generator>OpenOffice/4.1.6$Unix OpenOffice.org_project/416m1$Build-9790</meta:generator>
    <meta:document-statistic meta:table-count="1" meta:cell-count="21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